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2.16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SC_20_2015-16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 style:data-style-name="N123">
      <style:table-cell-properties fo:padding="0.071cm"/>
    </style:style>
    <style:style style:name="ce7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23"/>
    <style:style style:name="ce14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none" style:direction="ltr" fo:padding="0.071cm" fo:border-right="2.49pt double-thin #000000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2.49pt double-thin #000000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none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26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none" style:direction="ltr" fo:padding="0.071cm" fo:border-right="2.49pt double-thin #000000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26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2.49pt double-thin #000000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26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none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7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018cm 0.053cm 0.018cm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2.49pt double-thin #000000" style:border-line-width-left="0.018cm 0.053cm 0.018cm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0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018cm 0.053cm 0.018cm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018cm 0.053cm 0.018cm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2.49pt double-thin #000000" style:border-line-width-left="0.018cm 0.053cm 0.018cm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23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2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23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style:diagonal-bl-tr="none" style:diagonal-tl-br="none" fo:border="none" fo:padding="0.071cm" style:rotation-align="none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 2015-16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>
            <text:p>Tabla 5.1: Resultados obtenidos por el algoritmo BL en el problema del APC</text:p>
          </table:table-cell>
          <table:table-cell table:number-columns-repeated="1021"/>
        </table:table-row>
        <table:table-row table:style-name="ro3">
          <table:table-cell table:style-name="ce2" table:number-columns-spanned="1" table:number-rows-spanned="2"/>
          <table:table-cell table:style-name="ce9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Wdbc</text:p>
          </table:table-cell>
          <table:covered-table-cell table:style-name="ce25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 table:style-name="ce13"/>
          <table:table-cell table:style-name="ce36"/>
          <table:table-cell table:style-name="ce39"/>
          <table:table-cell table:style-name="ce38"/>
          <table:table-cell table:number-columns-repeated="1013"/>
        </table:table-row>
        <table:table-row table:style-name="ro2"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6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11" office:value-type="float" office:value="79.8077" calcext:value-type="float">
            <text:p>79,8077</text:p>
          </table:table-cell>
          <table:table-cell table:style-name="ce19" office:value-type="float" office:value="0.719396" calcext:value-type="float">
            <text:p>0,7194</text:p>
          </table:table-cell>
          <table:table-cell table:style-name="ce2" office:value-type="float" office:value="93.6842" calcext:value-type="float">
            <text:p>93,6842</text:p>
          </table:table-cell>
          <table:table-cell table:style-name="ce19" office:value-type="float" office:value="1.5384" calcext:value-type="float">
            <text:p>1,5384</text:p>
          </table:table-cell>
          <table:table-cell table:style-name="ce30" office:value-type="float" office:value="76.9565" calcext:value-type="float">
            <text:p>76,9565</text:p>
          </table:table-cell>
          <table:table-cell table:style-name="ce2" office:value-type="float" office:value="3.30816" calcext:value-type="float">
            <text:p>3,3082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11" office:value-type="float" office:value="78.8462" calcext:value-type="float">
            <text:p>78,8462</text:p>
          </table:table-cell>
          <table:table-cell table:style-name="ce19" office:value-type="float" office:value="0.724824" calcext:value-type="float">
            <text:p>0,7248</text:p>
          </table:table-cell>
          <table:table-cell table:style-name="ce2" office:value-type="float" office:value="95.4225" calcext:value-type="float">
            <text:p>95,4225</text:p>
          </table:table-cell>
          <table:table-cell table:style-name="ce19" office:value-type="float" office:value="1.5336" calcext:value-type="float">
            <text:p>1,5336</text:p>
          </table:table-cell>
          <table:table-cell table:style-name="ce30" office:value-type="float" office:value="80" calcext:value-type="float">
            <text:p>80,0000</text:p>
          </table:table-cell>
          <table:table-cell table:style-name="ce2" office:value-type="float" office:value="3.33648" calcext:value-type="float">
            <text:p>3,3365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11" office:value-type="float" office:value="84.6154" calcext:value-type="float">
            <text:p>84,6154</text:p>
          </table:table-cell>
          <table:table-cell table:style-name="ce19" office:value-type="float" office:value="0.724855" calcext:value-type="float">
            <text:p>0,7249</text:p>
          </table:table-cell>
          <table:table-cell table:style-name="ce2" office:value-type="float" office:value="91.2281" calcext:value-type="float">
            <text:p>91,2281</text:p>
          </table:table-cell>
          <table:table-cell table:style-name="ce19" office:value-type="float" office:value="1.54565" calcext:value-type="float">
            <text:p>1,5457</text:p>
          </table:table-cell>
          <table:table-cell table:style-name="ce30" office:value-type="float" office:value="72.6087" calcext:value-type="float">
            <text:p>72,6087</text:p>
          </table:table-cell>
          <table:table-cell table:style-name="ce2" office:value-type="float" office:value="3.26324" calcext:value-type="float">
            <text:p>3,2632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11" office:value-type="float" office:value="81.7308" calcext:value-type="float">
            <text:p>81,7308</text:p>
          </table:table-cell>
          <table:table-cell table:style-name="ce19" office:value-type="float" office:value="0.71841" calcext:value-type="float">
            <text:p>0,7184</text:p>
          </table:table-cell>
          <table:table-cell table:style-name="ce2" office:value-type="float" office:value="93.662" calcext:value-type="float">
            <text:p>93,6620</text:p>
          </table:table-cell>
          <table:table-cell table:style-name="ce19" office:value-type="float" office:value="1.53996" calcext:value-type="float">
            <text:p>1,5400</text:p>
          </table:table-cell>
          <table:table-cell table:style-name="ce30" office:value-type="float" office:value="77.8261" calcext:value-type="float">
            <text:p>77,8261</text:p>
          </table:table-cell>
          <table:table-cell table:style-name="ce2" office:value-type="float" office:value="3.2875" calcext:value-type="float">
            <text:p>3,2875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11" office:value-type="float" office:value="89.4231" calcext:value-type="float">
            <text:p>89,4231</text:p>
          </table:table-cell>
          <table:table-cell table:style-name="ce19" office:value-type="float" office:value="0.723379" calcext:value-type="float">
            <text:p>0,7234</text:p>
          </table:table-cell>
          <table:table-cell table:style-name="ce2" office:value-type="float" office:value="94.386" calcext:value-type="float">
            <text:p>94,3860</text:p>
          </table:table-cell>
          <table:table-cell table:style-name="ce19" office:value-type="float" office:value="1.52894" calcext:value-type="float">
            <text:p>1,5289</text:p>
          </table:table-cell>
          <table:table-cell table:style-name="ce30" office:value-type="float" office:value="78.6957" calcext:value-type="float">
            <text:p>78,6957</text:p>
          </table:table-cell>
          <table:table-cell table:style-name="ce2" office:value-type="float" office:value="3.26534" calcext:value-type="float">
            <text:p>3,2653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11" office:value-type="float" office:value="76.9231" calcext:value-type="float">
            <text:p>76,9231</text:p>
          </table:table-cell>
          <table:table-cell table:style-name="ce19" office:value-type="float" office:value="0.746521" calcext:value-type="float">
            <text:p>0,7465</text:p>
          </table:table-cell>
          <table:table-cell table:style-name="ce2" office:value-type="float" office:value="95.7746" calcext:value-type="float">
            <text:p>95,7746</text:p>
          </table:table-cell>
          <table:table-cell table:style-name="ce19" office:value-type="float" office:value="1.52685" calcext:value-type="float">
            <text:p>1,5269</text:p>
          </table:table-cell>
          <table:table-cell table:style-name="ce30" office:value-type="float" office:value="78.2609" calcext:value-type="float">
            <text:p>78,2609</text:p>
          </table:table-cell>
          <table:table-cell table:style-name="ce2" office:value-type="float" office:value="3.29329" calcext:value-type="float">
            <text:p>3,2933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11" office:value-type="float" office:value="84.6154" calcext:value-type="float">
            <text:p>84,6154</text:p>
          </table:table-cell>
          <table:table-cell table:style-name="ce19" office:value-type="float" office:value="0.712244" calcext:value-type="float">
            <text:p>0,7122</text:p>
          </table:table-cell>
          <table:table-cell table:style-name="ce2" office:value-type="float" office:value="91.5789" calcext:value-type="float">
            <text:p>91,5789</text:p>
          </table:table-cell>
          <table:table-cell table:style-name="ce19" office:value-type="float" office:value="1.57442" calcext:value-type="float">
            <text:p>1,5744</text:p>
          </table:table-cell>
          <table:table-cell table:style-name="ce30" office:value-type="float" office:value="74.7826" calcext:value-type="float">
            <text:p>74,7826</text:p>
          </table:table-cell>
          <table:table-cell table:style-name="ce2" office:value-type="float" office:value="3.31657" calcext:value-type="float">
            <text:p>3,3166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11" office:value-type="float" office:value="84.6154" calcext:value-type="float">
            <text:p>84,6154</text:p>
          </table:table-cell>
          <table:table-cell table:style-name="ce19" office:value-type="float" office:value="0.704407" calcext:value-type="float">
            <text:p>0,7044</text:p>
          </table:table-cell>
          <table:table-cell table:style-name="ce2" office:value-type="float" office:value="94.7183" calcext:value-type="float">
            <text:p>94,7183</text:p>
          </table:table-cell>
          <table:table-cell table:style-name="ce19" office:value-type="float" office:value="1.54815" calcext:value-type="float">
            <text:p>1,5482</text:p>
          </table:table-cell>
          <table:table-cell table:style-name="ce30" office:value-type="float" office:value="78.6957" calcext:value-type="float">
            <text:p>78,6957</text:p>
          </table:table-cell>
          <table:table-cell table:style-name="ce2" office:value-type="float" office:value="3.27563" calcext:value-type="float">
            <text:p>3,2756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11" office:value-type="float" office:value="77.8846" calcext:value-type="float">
            <text:p>77,8846</text:p>
          </table:table-cell>
          <table:table-cell table:style-name="ce19" office:value-type="float" office:value="0.710806" calcext:value-type="float">
            <text:p>0,7108</text:p>
          </table:table-cell>
          <table:table-cell table:style-name="ce2" office:value-type="float" office:value="95.0877" calcext:value-type="float">
            <text:p>95,0877</text:p>
          </table:table-cell>
          <table:table-cell table:style-name="ce19" office:value-type="float" office:value="1.51786" calcext:value-type="float">
            <text:p>1,5179</text:p>
          </table:table-cell>
          <table:table-cell table:style-name="ce30" office:value-type="float" office:value="80.4348" calcext:value-type="float">
            <text:p>80,4348</text:p>
          </table:table-cell>
          <table:table-cell table:style-name="ce2" office:value-type="float" office:value="3.28134" calcext:value-type="float">
            <text:p>3,2813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4" office:value-type="string" calcext:value-type="string">
            <text:p>Partición 5-2</text:p>
          </table:table-cell>
          <table:table-cell table:style-name="ce12" office:value-type="float" office:value="77.8846" calcext:value-type="float">
            <text:p>77,8846</text:p>
          </table:table-cell>
          <table:table-cell table:style-name="ce20" office:value-type="float" office:value="0.712992" calcext:value-type="float">
            <text:p>0,7130</text:p>
          </table:table-cell>
          <table:table-cell table:style-name="ce27" office:value-type="float" office:value="92.2535" calcext:value-type="float">
            <text:p>92,2535</text:p>
          </table:table-cell>
          <table:table-cell table:style-name="ce20" office:value-type="float" office:value="1.52603" calcext:value-type="float">
            <text:p>1,5260</text:p>
          </table:table-cell>
          <table:table-cell table:style-name="ce33" office:value-type="float" office:value="75.2174" calcext:value-type="float">
            <text:p>75,2174</text:p>
          </table:table-cell>
          <table:table-cell table:style-name="ce27" office:value-type="float" office:value="3.27423" calcext:value-type="float">
            <text:p>3,2742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11" table:formula="of:=AVERAGE([.B5:.B14])" office:value-type="float" office:value="81.63463" calcext:value-type="float">
            <text:p>81,6346</text:p>
          </table:table-cell>
          <table:table-cell table:style-name="ce19" table:formula="of:=AVERAGE([.C5:.C14])" office:value-type="float" office:value="0.7197834" calcext:value-type="float">
            <text:p>0,7198</text:p>
          </table:table-cell>
          <table:table-cell table:style-name="ce2" table:formula="of:=AVERAGE([.D5:.D14])" office:value-type="float" office:value="93.77958" calcext:value-type="float">
            <text:p>93,7796</text:p>
          </table:table-cell>
          <table:table-cell table:style-name="ce19" table:formula="of:=AVERAGE([.E5:.E14])" office:value-type="float" office:value="1.537986" calcext:value-type="float">
            <text:p>1,5380</text:p>
          </table:table-cell>
          <table:table-cell table:style-name="ce30" table:formula="of:=AVERAGE([.F5:.F14])" office:value-type="float" office:value="77.34784" calcext:value-type="float">
            <text:p>77,3478</text:p>
          </table:table-cell>
          <table:table-cell table:style-name="ce2" table:formula="of:=AVERAGE([.G5:.G14])" office:value-type="float" office:value="3.290178" calcext:value-type="float">
            <text:p>3,2902</text:p>
          </table:table-cell>
          <table:table-cell table:style-name="ce13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1">
          <table:table-cell table:style-name="ce6"/>
          <table:table-cell table:style-name="ce13" table:number-columns-repeated="7"/>
          <table:table-cell table:style-name="ce37"/>
          <table:table-cell table:style-name="ce38" table:number-columns-repeated="2"/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6"/>
          <table:table-cell table:style-name="ce13" table:number-columns-repeated="3"/>
          <table:table-cell table:style-name="ce31" office:value-type="string" calcext:value-type="string">
            <text:p>Tabla 5.2: Resultados globales en el problema del APC</text:p>
          </table:table-cell>
          <table:table-cell table:style-name="ce13" table:number-columns-repeated="2"/>
          <table:table-cell/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2" table:number-columns-spanned="1" table:number-rows-spanned="2"/>
          <table:table-cell table:style-name="ce9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Wdbc</text:p>
          </table:table-cell>
          <table:covered-table-cell table:style-name="ce17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/>
          <table:table-cell table:style-name="ce39" table:number-columns-repeated="2"/>
          <table:table-cell table:style-name="ce38"/>
          <table:table-cell table:number-columns-repeated="1013"/>
        </table:table-row>
        <table:table-row table:style-name="ro2"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/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5" office:value-type="string" calcext:value-type="string">
            <text:p>1-NN</text:p>
          </table:table-cell>
          <table:table-cell table:style-name="ce11" office:value-type="float" office:value="82.59615" calcext:value-type="float">
            <text:p>82,5962</text:p>
          </table:table-cell>
          <table:table-cell table:style-name="ce19" office:value-type="float" office:value="0.0005875" calcext:value-type="float">
            <text:p>0,0006</text:p>
          </table:table-cell>
          <table:table-cell table:style-name="ce30" office:value-type="float" office:value="94.48183" calcext:value-type="float">
            <text:p>94,4818</text:p>
          </table:table-cell>
          <table:table-cell table:style-name="ce19" office:value-type="float" office:value="0.0025724" calcext:value-type="float">
            <text:p>0,0026</text:p>
          </table:table-cell>
          <table:table-cell table:style-name="ce30" office:value-type="float" office:value="77.69568" calcext:value-type="float">
            <text:p>77,6957</text:p>
          </table:table-cell>
          <table:table-cell table:style-name="ce2" office:value-type="float" office:value="0.0028332" calcext:value-type="float">
            <text:p>0,0028</text:p>
          </table:table-cell>
          <table:table-cell/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7" office:value-type="string" calcext:value-type="string">
            <text:p>RELIEF</text:p>
          </table:table-cell>
          <table:table-cell table:style-name="ce11" office:value-type="float" office:value="83.26924" calcext:value-type="float">
            <text:p>83,2692</text:p>
          </table:table-cell>
          <table:table-cell table:style-name="ce11" office:value-type="float" office:value="0.0037566" calcext:value-type="float">
            <text:p>0,0038</text:p>
          </table:table-cell>
          <table:table-cell table:style-name="ce11" office:value-type="float" office:value="94.7986" calcext:value-type="float">
            <text:p>94,7986</text:p>
          </table:table-cell>
          <table:table-cell table:style-name="ce11" office:value-type="float" office:value="0.0150112" calcext:value-type="float">
            <text:p>0,0150</text:p>
          </table:table-cell>
          <table:table-cell table:style-name="ce11" office:value-type="float" office:value="78.91305" calcext:value-type="float">
            <text:p>78,9131</text:p>
          </table:table-cell>
          <table:table-cell table:style-name="ce11" office:value-type="float" office:value="0.0181032" calcext:value-type="float">
            <text:p>0,0181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L</text:p>
          </table:table-cell>
          <table:table-cell table:style-name="ce11" office:value-type="float" office:value="81.63463" calcext:value-type="float">
            <text:p>81,6346</text:p>
          </table:table-cell>
          <table:table-cell table:style-name="ce19" office:value-type="float" office:value="0.7197834" calcext:value-type="float">
            <text:p>0,7198</text:p>
          </table:table-cell>
          <table:table-cell table:style-name="ce2" office:value-type="float" office:value="93.77958" calcext:value-type="float">
            <text:p>93,7796</text:p>
          </table:table-cell>
          <table:table-cell table:style-name="ce19" office:value-type="float" office:value="1.537986" calcext:value-type="float">
            <text:p>1,5380</text:p>
          </table:table-cell>
          <table:table-cell table:style-name="ce30" office:value-type="float" office:value="77.34784" calcext:value-type="float">
            <text:p>77,3478</text:p>
          </table:table-cell>
          <table:table-cell table:style-name="ce2" office:value-type="float" office:value="3.290178" calcext:value-type="float">
            <text:p>3,2902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AGG-BLX</text:p>
          </table:table-cell>
          <table:table-cell table:style-name="ce11" office:value-type="float" office:value="81.82692" calcext:value-type="float">
            <text:p>81,8269</text:p>
          </table:table-cell>
          <table:table-cell table:style-name="ce19" office:value-type="float" office:value="8.819247" calcext:value-type="float">
            <text:p>8,8192</text:p>
          </table:table-cell>
          <table:table-cell table:style-name="ce30" office:value-type="float" office:value="94.20101" calcext:value-type="float">
            <text:p>94,2010</text:p>
          </table:table-cell>
          <table:table-cell table:style-name="ce19" office:value-type="float" office:value="38.41178" calcext:value-type="float">
            <text:p>38,4118</text:p>
          </table:table-cell>
          <table:table-cell table:style-name="ce30" office:value-type="float" office:value="78.82607" calcext:value-type="float">
            <text:p>78,8261</text:p>
          </table:table-cell>
          <table:table-cell table:style-name="ce2" office:value-type="float" office:value="43.10061" calcext:value-type="float">
            <text:p>43,100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GG-CA</text:p>
          </table:table-cell>
          <table:table-cell table:style-name="ce11" office:value-type="float" office:value="81.34614" calcext:value-type="float">
            <text:p>81,3461</text:p>
          </table:table-cell>
          <table:table-cell table:style-name="ce19" office:value-type="float" office:value="8.769042" calcext:value-type="float">
            <text:p>8,7690</text:p>
          </table:table-cell>
          <table:table-cell table:style-name="ce30" office:value-type="float" office:value="94.341" calcext:value-type="float">
            <text:p>94,3410</text:p>
          </table:table-cell>
          <table:table-cell table:style-name="ce19" office:value-type="float" office:value="38.47653" calcext:value-type="float">
            <text:p>38,4765</text:p>
          </table:table-cell>
          <table:table-cell table:style-name="ce30" office:value-type="float" office:value="78.13045" calcext:value-type="float">
            <text:p>78,1305</text:p>
          </table:table-cell>
          <table:table-cell table:style-name="ce2" office:value-type="float" office:value="43.0472" calcext:value-type="float">
            <text:p>43,047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GE-BLX</text:p>
          </table:table-cell>
          <table:table-cell table:style-name="ce11" office:value-type="float" office:value="81.15385" calcext:value-type="float">
            <text:p>81,1539</text:p>
          </table:table-cell>
          <table:table-cell table:style-name="ce19" office:value-type="float" office:value="8.905568" calcext:value-type="float">
            <text:p>8,9056</text:p>
          </table:table-cell>
          <table:table-cell table:style-name="ce30" office:value-type="float" office:value="93.74389" calcext:value-type="float">
            <text:p>93,7439</text:p>
          </table:table-cell>
          <table:table-cell table:style-name="ce19" office:value-type="float" office:value="38.49127" calcext:value-type="float">
            <text:p>38,4913</text:p>
          </table:table-cell>
          <table:table-cell table:style-name="ce30" office:value-type="float" office:value="79.26088" calcext:value-type="float">
            <text:p>79,2609</text:p>
          </table:table-cell>
          <table:table-cell table:style-name="ce2" office:value-type="float" office:value="43.22489" calcext:value-type="float">
            <text:p>43,224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GE-CA</text:p>
          </table:table-cell>
          <table:table-cell table:style-name="ce11" office:value-type="float" office:value="81.34616" calcext:value-type="float">
            <text:p>81,3462</text:p>
          </table:table-cell>
          <table:table-cell table:style-name="ce19" office:value-type="float" office:value="8.88223" calcext:value-type="float">
            <text:p>8,8822</text:p>
          </table:table-cell>
          <table:table-cell table:style-name="ce30" office:value-type="float" office:value="94.51767" calcext:value-type="float">
            <text:p>94,5177</text:p>
          </table:table-cell>
          <table:table-cell table:style-name="ce19" office:value-type="float" office:value="38.4736" calcext:value-type="float">
            <text:p>38,4736</text:p>
          </table:table-cell>
          <table:table-cell table:style-name="ce30" office:value-type="float" office:value="78.56522" calcext:value-type="float">
            <text:p>78,5652</text:p>
          </table:table-cell>
          <table:table-cell table:style-name="ce2" office:value-type="float" office:value="39.3636" calcext:value-type="float">
            <text:p>39,36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M-(10,1.0)</text:p>
          </table:table-cell>
          <table:table-cell table:style-name="ce11" office:value-type="float" office:value="81.53847" calcext:value-type="float">
            <text:p>81,5385</text:p>
          </table:table-cell>
          <table:table-cell table:style-name="ce19" office:value-type="float" office:value="14.36929" calcext:value-type="float">
            <text:p>14,3693</text:p>
          </table:table-cell>
          <table:table-cell table:style-name="ce30" office:value-type="float" office:value="93.70805" calcext:value-type="float">
            <text:p>93,7081</text:p>
          </table:table-cell>
          <table:table-cell table:style-name="ce19" office:value-type="float" office:value="46.99849" calcext:value-type="float">
            <text:p>46,9985</text:p>
          </table:table-cell>
          <table:table-cell table:style-name="ce30" office:value-type="float" office:value="79.17393" calcext:value-type="float">
            <text:p>79,1739</text:p>
          </table:table-cell>
          <table:table-cell table:style-name="ce2" office:value-type="float" office:value="66.4348" calcext:value-type="float">
            <text:p>66,434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M-(10,0.1)</text:p>
          </table:table-cell>
          <table:table-cell table:style-name="ce11" office:value-type="float" office:value="81.73077" calcext:value-type="float">
            <text:p>81,7308</text:p>
          </table:table-cell>
          <table:table-cell table:style-name="ce19" office:value-type="float" office:value="9.25704" calcext:value-type="float">
            <text:p>9,2570</text:p>
          </table:table-cell>
          <table:table-cell table:style-name="ce30" office:value-type="float" office:value="93.63824" calcext:value-type="float">
            <text:p>93,6382</text:p>
          </table:table-cell>
          <table:table-cell table:style-name="ce19" office:value-type="float" office:value="39.53373" calcext:value-type="float">
            <text:p>39,5337</text:p>
          </table:table-cell>
          <table:table-cell table:style-name="ce30" office:value-type="float" office:value="77.52174" calcext:value-type="float">
            <text:p>77,5217</text:p>
          </table:table-cell>
          <table:table-cell table:style-name="ce2" office:value-type="float" office:value="46.53777" calcext:value-type="float">
            <text:p>46,537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M-(10,0.1mej)</text:p>
          </table:table-cell>
          <table:table-cell table:style-name="ce11" office:value-type="float" office:value="81.63461" calcext:value-type="float">
            <text:p>81,6346</text:p>
          </table:table-cell>
          <table:table-cell table:style-name="ce19" office:value-type="float" office:value="9.23809" calcext:value-type="float">
            <text:p>9,2381</text:p>
          </table:table-cell>
          <table:table-cell table:style-name="ce30" office:value-type="float" office:value="93.56844" calcext:value-type="float">
            <text:p>93,5684</text:p>
          </table:table-cell>
          <table:table-cell table:style-name="ce19" office:value-type="float" office:value="39.6008" calcext:value-type="float">
            <text:p>39,6008</text:p>
          </table:table-cell>
          <table:table-cell table:style-name="ce30" office:value-type="float" office:value="78.13042" calcext:value-type="float">
            <text:p>78,1304</text:p>
          </table:table-cell>
          <table:table-cell table:style-name="ce2" office:value-type="float" office:value="46.45689" calcext:value-type="float">
            <text:p>46,456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3" table:number-columns-repeated="16"/>
          <table:table-cell table:number-columns-repeated="1007"/>
        </table:table-row>
        <table:table-row table:style-name="ro2">
          <table:table-cell table:style-name="ce6"/>
          <table:table-cell table:style-name="ce13"/>
          <table:table-cell table:style-name="ce21" office:value-type="string" calcext:value-type="string">
            <text:p>Tabla 5.1: Resultados obtenidos por el algoritmo RELIEF en el problema del APC</text:p>
          </table:table-cell>
          <table:table-cell table:style-name="ce13" table:number-columns-repeated="14"/>
          <table:table-cell table:number-columns-repeated="1007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Wdbc</text:p>
          </table:table-cell>
          <table:covered-table-cell table:style-name="ce25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 table:style-name="ce13" table:number-columns-repeated="10"/>
          <table:table-cell table:number-columns-repeated="1007"/>
        </table:table-row>
        <table:table-row table:style-name="ro2"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6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11" office:value-type="float" office:value="79.8077" calcext:value-type="float">
            <text:p>79,8077</text:p>
          </table:table-cell>
          <table:table-cell table:style-name="ce19" office:value-type="float" office:value="0.003638" calcext:value-type="float">
            <text:p>0,0036</text:p>
          </table:table-cell>
          <table:table-cell table:style-name="ce2" office:value-type="float" office:value="94.386" calcext:value-type="float">
            <text:p>94,3860</text:p>
          </table:table-cell>
          <table:table-cell table:style-name="ce19" office:value-type="float" office:value="0.014098" calcext:value-type="float">
            <text:p>0,0141</text:p>
          </table:table-cell>
          <table:table-cell table:style-name="ce30" office:value-type="float" office:value="74.7826" calcext:value-type="float">
            <text:p>74,7826</text:p>
          </table:table-cell>
          <table:table-cell table:style-name="ce2" office:value-type="float" office:value="0.015602" calcext:value-type="float">
            <text:p>0,0156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11" office:value-type="float" office:value="70.1923" calcext:value-type="float">
            <text:p>70,1923</text:p>
          </table:table-cell>
          <table:table-cell table:style-name="ce19" office:value-type="float" office:value="0.002777" calcext:value-type="float">
            <text:p>0,0028</text:p>
          </table:table-cell>
          <table:table-cell table:style-name="ce2" office:value-type="float" office:value="95.0704" calcext:value-type="float">
            <text:p>95,0704</text:p>
          </table:table-cell>
          <table:table-cell table:style-name="ce19" office:value-type="float" office:value="0.013346" calcext:value-type="float">
            <text:p>0,0133</text:p>
          </table:table-cell>
          <table:table-cell table:style-name="ce30" office:value-type="float" office:value="77.8261" calcext:value-type="float">
            <text:p>77,8261</text:p>
          </table:table-cell>
          <table:table-cell table:style-name="ce2" office:value-type="float" office:value="0.018448" calcext:value-type="float">
            <text:p>0,0184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11" office:value-type="float" office:value="89.4231" calcext:value-type="float">
            <text:p>89,4231</text:p>
          </table:table-cell>
          <table:table-cell table:style-name="ce19" office:value-type="float" office:value="0.004089" calcext:value-type="float">
            <text:p>0,0041</text:p>
          </table:table-cell>
          <table:table-cell table:style-name="ce2" office:value-type="float" office:value="93.6842" calcext:value-type="float">
            <text:p>93,6842</text:p>
          </table:table-cell>
          <table:table-cell table:style-name="ce19" office:value-type="float" office:value="0.013793" calcext:value-type="float">
            <text:p>0,0138</text:p>
          </table:table-cell>
          <table:table-cell table:style-name="ce30" office:value-type="float" office:value="80.8696" calcext:value-type="float">
            <text:p>80,8696</text:p>
          </table:table-cell>
          <table:table-cell table:style-name="ce2" office:value-type="float" office:value="0.019301" calcext:value-type="float">
            <text:p>0,0193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11" office:value-type="float" office:value="83.6538" calcext:value-type="float">
            <text:p>83,6538</text:p>
          </table:table-cell>
          <table:table-cell table:style-name="ce19" office:value-type="float" office:value="0.002942" calcext:value-type="float">
            <text:p>0,0029</text:p>
          </table:table-cell>
          <table:table-cell table:style-name="ce2" office:value-type="float" office:value="95.0704" calcext:value-type="float">
            <text:p>95,0704</text:p>
          </table:table-cell>
          <table:table-cell table:style-name="ce19" office:value-type="float" office:value="0.013854" calcext:value-type="float">
            <text:p>0,0139</text:p>
          </table:table-cell>
          <table:table-cell table:style-name="ce30" office:value-type="float" office:value="75.2174" calcext:value-type="float">
            <text:p>75,2174</text:p>
          </table:table-cell>
          <table:table-cell table:style-name="ce2" office:value-type="float" office:value="0.016045" calcext:value-type="float">
            <text:p>0,0160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11" office:value-type="float" office:value="95.1923" calcext:value-type="float">
            <text:p>95,1923</text:p>
          </table:table-cell>
          <table:table-cell table:style-name="ce19" office:value-type="float" office:value="0.004903" calcext:value-type="float">
            <text:p>0,0049</text:p>
          </table:table-cell>
          <table:table-cell table:style-name="ce2" office:value-type="float" office:value="95.4386" calcext:value-type="float">
            <text:p>95,4386</text:p>
          </table:table-cell>
          <table:table-cell table:style-name="ce19" office:value-type="float" office:value="0.018757" calcext:value-type="float">
            <text:p>0,0188</text:p>
          </table:table-cell>
          <table:table-cell table:style-name="ce30" office:value-type="float" office:value="76.9565" calcext:value-type="float">
            <text:p>76,9565</text:p>
          </table:table-cell>
          <table:table-cell table:style-name="ce2" office:value-type="float" office:value="0.020804" calcext:value-type="float">
            <text:p>0,020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11" office:value-type="float" office:value="78.8462" calcext:value-type="float">
            <text:p>78,8462</text:p>
          </table:table-cell>
          <table:table-cell table:style-name="ce19" office:value-type="float" office:value="0.003995" calcext:value-type="float">
            <text:p>0,0040</text:p>
          </table:table-cell>
          <table:table-cell table:style-name="ce2" office:value-type="float" office:value="94.7183" calcext:value-type="float">
            <text:p>94,7183</text:p>
          </table:table-cell>
          <table:table-cell table:style-name="ce19" office:value-type="float" office:value="0.015624" calcext:value-type="float">
            <text:p>0,0156</text:p>
          </table:table-cell>
          <table:table-cell table:style-name="ce30" office:value-type="float" office:value="80" calcext:value-type="float">
            <text:p>80,0000</text:p>
          </table:table-cell>
          <table:table-cell table:style-name="ce2" office:value-type="float" office:value="0.016874" calcext:value-type="float">
            <text:p>0,016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11" office:value-type="float" office:value="86.5385" calcext:value-type="float">
            <text:p>86,5385</text:p>
          </table:table-cell>
          <table:table-cell table:style-name="ce19" office:value-type="float" office:value="0.003653" calcext:value-type="float">
            <text:p>0,0037</text:p>
          </table:table-cell>
          <table:table-cell table:style-name="ce2" office:value-type="float" office:value="93.3333" calcext:value-type="float">
            <text:p>93,3333</text:p>
          </table:table-cell>
          <table:table-cell table:style-name="ce19" office:value-type="float" office:value="0.015629" calcext:value-type="float">
            <text:p>0,0156</text:p>
          </table:table-cell>
          <table:table-cell table:style-name="ce30" office:value-type="float" office:value="77.3913" calcext:value-type="float">
            <text:p>77,3913</text:p>
          </table:table-cell>
          <table:table-cell table:style-name="ce2" office:value-type="float" office:value="0.018356" calcext:value-type="float">
            <text:p>0,0184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11" office:value-type="float" office:value="84.6154" calcext:value-type="float">
            <text:p>84,6154</text:p>
          </table:table-cell>
          <table:table-cell table:style-name="ce19" office:value-type="float" office:value="0.004804" calcext:value-type="float">
            <text:p>0,0048</text:p>
          </table:table-cell>
          <table:table-cell table:style-name="ce2" office:value-type="float" office:value="95.4225" calcext:value-type="float">
            <text:p>95,4225</text:p>
          </table:table-cell>
          <table:table-cell table:style-name="ce19" office:value-type="float" office:value="0.014853" calcext:value-type="float">
            <text:p>0,0149</text:p>
          </table:table-cell>
          <table:table-cell table:style-name="ce30" office:value-type="float" office:value="83.4783" calcext:value-type="float">
            <text:p>83,4783</text:p>
          </table:table-cell>
          <table:table-cell table:style-name="ce2" office:value-type="float" office:value="0.01835" calcext:value-type="float">
            <text:p>0,0184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11" office:value-type="float" office:value="81.7308" calcext:value-type="float">
            <text:p>81,7308</text:p>
          </table:table-cell>
          <table:table-cell table:style-name="ce19" office:value-type="float" office:value="0.002829" calcext:value-type="float">
            <text:p>0,0028</text:p>
          </table:table-cell>
          <table:table-cell table:style-name="ce2" office:value-type="float" office:value="95.0877" calcext:value-type="float">
            <text:p>95,0877</text:p>
          </table:table-cell>
          <table:table-cell table:style-name="ce19" office:value-type="float" office:value="0.015246" calcext:value-type="float">
            <text:p>0,0152</text:p>
          </table:table-cell>
          <table:table-cell table:style-name="ce30" office:value-type="float" office:value="83.0435" calcext:value-type="float">
            <text:p>83,0435</text:p>
          </table:table-cell>
          <table:table-cell table:style-name="ce2" office:value-type="float" office:value="0.018825" calcext:value-type="float">
            <text:p>0,018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Partición 5-2</text:p>
          </table:table-cell>
          <table:table-cell table:style-name="ce14" office:value-type="float" office:value="82.6923" calcext:value-type="float">
            <text:p>82,6923</text:p>
          </table:table-cell>
          <table:table-cell table:style-name="ce20" office:value-type="float" office:value="0.003936" calcext:value-type="float">
            <text:p>0,0039</text:p>
          </table:table-cell>
          <table:table-cell table:style-name="ce27" office:value-type="float" office:value="95.7746" calcext:value-type="float">
            <text:p>95,7746</text:p>
          </table:table-cell>
          <table:table-cell table:style-name="ce20" office:value-type="float" office:value="0.014912" calcext:value-type="float">
            <text:p>0,0149</text:p>
          </table:table-cell>
          <table:table-cell table:style-name="ce33" office:value-type="float" office:value="79.5652" calcext:value-type="float">
            <text:p>79,5652</text:p>
          </table:table-cell>
          <table:table-cell table:style-name="ce27" office:value-type="float" office:value="0.018427" calcext:value-type="float">
            <text:p>0,0184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11" table:formula="of:=AVERAGE([.B37:.B46])" office:value-type="float" office:value="83.26924" calcext:value-type="float">
            <text:p>83,2692</text:p>
          </table:table-cell>
          <table:table-cell table:style-name="ce11" table:formula="of:=AVERAGE([.C37:.C46])" office:value-type="float" office:value="0.0037566" calcext:value-type="float">
            <text:p>0,0038</text:p>
          </table:table-cell>
          <table:table-cell table:style-name="ce11" table:formula="of:=AVERAGE([.D37:.D46])" office:value-type="float" office:value="94.7986" calcext:value-type="float">
            <text:p>94,7986</text:p>
          </table:table-cell>
          <table:table-cell table:style-name="ce11" table:formula="of:=AVERAGE([.E37:.E46])" office:value-type="float" office:value="0.0150112" calcext:value-type="float">
            <text:p>0,0150</text:p>
          </table:table-cell>
          <table:table-cell table:style-name="ce11" table:formula="of:=AVERAGE([.F37:.F46])" office:value-type="float" office:value="78.91305" calcext:value-type="float">
            <text:p>78,9131</text:p>
          </table:table-cell>
          <table:table-cell table:style-name="ce11" table:formula="of:=AVERAGE([.G37:.G46])" office:value-type="float" office:value="0.0181032" calcext:value-type="float">
            <text:p>0,0181</text:p>
          </table:table-cell>
          <table:table-cell table:style-name="ce13" table:number-columns-repeated="10"/>
          <table:table-cell table:number-columns-repeated="1007"/>
        </table:table-row>
        <table:table-row table:style-name="ro1" table:number-rows-repeated="2">
          <table:table-cell table:style-name="ce6"/>
          <table:table-cell table:style-name="ce13" table:number-columns-repeated="16"/>
          <table:table-cell table:number-columns-repeated="1007"/>
        </table:table-row>
        <table:table-row table:style-name="ro2">
          <table:table-cell table:style-name="ce6"/>
          <table:table-cell table:style-name="ce13"/>
          <table:table-cell table:style-name="ce21" office:value-type="string" calcext:value-type="string">
            <text:p>Tabla 5.1: Resultados obtenidos por el algoritmo 1NN en el problema del APC</text:p>
          </table:table-cell>
          <table:table-cell table:style-name="ce13" table:number-columns-repeated="14"/>
          <table:table-cell table:number-columns-repeated="1007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Wdbc</text:p>
          </table:table-cell>
          <table:covered-table-cell table:style-name="ce25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 table:style-name="ce13" table:number-columns-repeated="10"/>
          <table:table-cell table:number-columns-repeated="1007"/>
        </table:table-row>
        <table:table-row table:style-name="ro2"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22" office:value-type="string" calcext:value-type="string">
            <text:p>T</text:p>
          </table:table-cell>
          <table:table-cell table:style-name="ce26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11" office:value-type="float" office:value="83.6538" calcext:value-type="float">
            <text:p>83,6538</text:p>
          </table:table-cell>
          <table:table-cell table:style-name="ce23" office:value-type="float" office:value="0.000607" calcext:value-type="float">
            <text:p>0,00061</text:p>
          </table:table-cell>
          <table:table-cell table:style-name="ce2" office:value-type="float" office:value="93.3333" calcext:value-type="float">
            <text:p>93,3333</text:p>
          </table:table-cell>
          <table:table-cell table:style-name="ce19" office:value-type="float" office:value="0.002708" calcext:value-type="float">
            <text:p>0,0027</text:p>
          </table:table-cell>
          <table:table-cell table:style-name="ce30" office:value-type="float" office:value="75.6522" calcext:value-type="float">
            <text:p>75,6522</text:p>
          </table:table-cell>
          <table:table-cell table:style-name="ce2" office:value-type="float" office:value="0.002812" calcext:value-type="float">
            <text:p>0,002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11" office:value-type="float" office:value="74.0385" calcext:value-type="float">
            <text:p>74,0385</text:p>
          </table:table-cell>
          <table:table-cell table:style-name="ce23" office:value-type="float" office:value="0.000469" calcext:value-type="float">
            <text:p>0,00047</text:p>
          </table:table-cell>
          <table:table-cell table:style-name="ce2" office:value-type="float" office:value="94.7183" calcext:value-type="float">
            <text:p>94,7183</text:p>
          </table:table-cell>
          <table:table-cell table:style-name="ce19" office:value-type="float" office:value="0.002781" calcext:value-type="float">
            <text:p>0,0028</text:p>
          </table:table-cell>
          <table:table-cell table:style-name="ce30" office:value-type="float" office:value="76.087" calcext:value-type="float">
            <text:p>76,0870</text:p>
          </table:table-cell>
          <table:table-cell table:style-name="ce2" office:value-type="float" office:value="0.00229" calcext:value-type="float">
            <text:p>0,0023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11" office:value-type="float" office:value="84.6154" calcext:value-type="float">
            <text:p>84,6154</text:p>
          </table:table-cell>
          <table:table-cell table:style-name="ce23" office:value-type="float" office:value="0.000595" calcext:value-type="float">
            <text:p>0,00060</text:p>
          </table:table-cell>
          <table:table-cell table:style-name="ce2" office:value-type="float" office:value="93.6842" calcext:value-type="float">
            <text:p>93,6842</text:p>
          </table:table-cell>
          <table:table-cell table:style-name="ce19" office:value-type="float" office:value="0.00271" calcext:value-type="float">
            <text:p>0,0027</text:p>
          </table:table-cell>
          <table:table-cell table:style-name="ce30" office:value-type="float" office:value="76.087" calcext:value-type="float">
            <text:p>76,0870</text:p>
          </table:table-cell>
          <table:table-cell table:style-name="ce2" office:value-type="float" office:value="0.002568" calcext:value-type="float">
            <text:p>0,0026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11" office:value-type="float" office:value="82.6923" calcext:value-type="float">
            <text:p>82,6923</text:p>
          </table:table-cell>
          <table:table-cell table:style-name="ce23" office:value-type="float" office:value="0.000609" calcext:value-type="float">
            <text:p>0,00061</text:p>
          </table:table-cell>
          <table:table-cell table:style-name="ce2" office:value-type="float" office:value="95.7746" calcext:value-type="float">
            <text:p>95,7746</text:p>
          </table:table-cell>
          <table:table-cell table:style-name="ce19" office:value-type="float" office:value="0.002713" calcext:value-type="float">
            <text:p>0,0027</text:p>
          </table:table-cell>
          <table:table-cell table:style-name="ce30" office:value-type="float" office:value="78.6957" calcext:value-type="float">
            <text:p>78,6957</text:p>
          </table:table-cell>
          <table:table-cell table:style-name="ce2" office:value-type="float" office:value="0.00294" calcext:value-type="float">
            <text:p>0,002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11" office:value-type="float" office:value="90.3846" calcext:value-type="float">
            <text:p>90,3846</text:p>
          </table:table-cell>
          <table:table-cell table:style-name="ce23" office:value-type="float" office:value="0.000604" calcext:value-type="float">
            <text:p>0,00060</text:p>
          </table:table-cell>
          <table:table-cell table:style-name="ce2" office:value-type="float" office:value="95.0877" calcext:value-type="float">
            <text:p>95,0877</text:p>
          </table:table-cell>
          <table:table-cell table:style-name="ce19" office:value-type="float" office:value="0.00267" calcext:value-type="float">
            <text:p>0,0027</text:p>
          </table:table-cell>
          <table:table-cell table:style-name="ce30" office:value-type="float" office:value="75.6522" calcext:value-type="float">
            <text:p>75,6522</text:p>
          </table:table-cell>
          <table:table-cell table:style-name="ce2" office:value-type="float" office:value="0.002938" calcext:value-type="float">
            <text:p>0,002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11" office:value-type="float" office:value="76.9231" calcext:value-type="float">
            <text:p>76,9231</text:p>
          </table:table-cell>
          <table:table-cell table:style-name="ce23" office:value-type="float" office:value="0.000602" calcext:value-type="float">
            <text:p>0,00060</text:p>
          </table:table-cell>
          <table:table-cell table:style-name="ce2" office:value-type="float" office:value="93.662" calcext:value-type="float">
            <text:p>93,6620</text:p>
          </table:table-cell>
          <table:table-cell table:style-name="ce19" office:value-type="float" office:value="0.002612" calcext:value-type="float">
            <text:p>0,0026</text:p>
          </table:table-cell>
          <table:table-cell table:style-name="ce30" office:value-type="float" office:value="78.6957" calcext:value-type="float">
            <text:p>78,6957</text:p>
          </table:table-cell>
          <table:table-cell table:style-name="ce2" office:value-type="float" office:value="0.002952" calcext:value-type="float">
            <text:p>0,0030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11" office:value-type="float" office:value="86.5385" calcext:value-type="float">
            <text:p>86,5385</text:p>
          </table:table-cell>
          <table:table-cell table:style-name="ce23" office:value-type="float" office:value="0.0006" calcext:value-type="float">
            <text:p>0,00060</text:p>
          </table:table-cell>
          <table:table-cell table:style-name="ce2" office:value-type="float" office:value="93.3333" calcext:value-type="float">
            <text:p>93,3333</text:p>
          </table:table-cell>
          <table:table-cell table:style-name="ce19" office:value-type="float" office:value="0.002513" calcext:value-type="float">
            <text:p>0,0025</text:p>
          </table:table-cell>
          <table:table-cell table:style-name="ce30" office:value-type="float" office:value="77.3913" calcext:value-type="float">
            <text:p>77,3913</text:p>
          </table:table-cell>
          <table:table-cell table:style-name="ce2" office:value-type="float" office:value="0.00294" calcext:value-type="float">
            <text:p>0,002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11" office:value-type="float" office:value="83.6538" calcext:value-type="float">
            <text:p>83,6538</text:p>
          </table:table-cell>
          <table:table-cell table:style-name="ce23" office:value-type="float" office:value="0.000598" calcext:value-type="float">
            <text:p>0,00060</text:p>
          </table:table-cell>
          <table:table-cell table:style-name="ce2" office:value-type="float" office:value="94.3662" calcext:value-type="float">
            <text:p>94,3662</text:p>
          </table:table-cell>
          <table:table-cell table:style-name="ce19" office:value-type="float" office:value="0.001988" calcext:value-type="float">
            <text:p>0,0020</text:p>
          </table:table-cell>
          <table:table-cell table:style-name="ce30" office:value-type="float" office:value="78.2609" calcext:value-type="float">
            <text:p>78,2609</text:p>
          </table:table-cell>
          <table:table-cell table:style-name="ce2" office:value-type="float" office:value="0.003011" calcext:value-type="float">
            <text:p>0,0030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11" office:value-type="float" office:value="82.6923" calcext:value-type="float">
            <text:p>82,6923</text:p>
          </table:table-cell>
          <table:table-cell table:style-name="ce23" office:value-type="float" office:value="0.000597" calcext:value-type="float">
            <text:p>0,00060</text:p>
          </table:table-cell>
          <table:table-cell table:style-name="ce2" office:value-type="float" office:value="96.1404" calcext:value-type="float">
            <text:p>96,1404</text:p>
          </table:table-cell>
          <table:table-cell table:style-name="ce19" office:value-type="float" office:value="0.002407" calcext:value-type="float">
            <text:p>0,0024</text:p>
          </table:table-cell>
          <table:table-cell table:style-name="ce30" office:value-type="float" office:value="81.7391" calcext:value-type="float">
            <text:p>81,7391</text:p>
          </table:table-cell>
          <table:table-cell table:style-name="ce2" office:value-type="float" office:value="0.002923" calcext:value-type="float">
            <text:p>0,002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Partición 5-2</text:p>
          </table:table-cell>
          <table:table-cell table:style-name="ce12" office:value-type="float" office:value="80.7692" calcext:value-type="float">
            <text:p>80,7692</text:p>
          </table:table-cell>
          <table:table-cell table:style-name="ce24" office:value-type="float" office:value="0.000594" calcext:value-type="float">
            <text:p>0,00059</text:p>
          </table:table-cell>
          <table:table-cell table:style-name="ce27" office:value-type="float" office:value="94.7183" calcext:value-type="float">
            <text:p>94,7183</text:p>
          </table:table-cell>
          <table:table-cell table:style-name="ce20" office:value-type="float" office:value="0.002622" calcext:value-type="float">
            <text:p>0,0026</text:p>
          </table:table-cell>
          <table:table-cell table:style-name="ce33" office:value-type="float" office:value="78.6957" calcext:value-type="float">
            <text:p>78,6957</text:p>
          </table:table-cell>
          <table:table-cell table:style-name="ce27" office:value-type="float" office:value="0.002958" calcext:value-type="float">
            <text:p>0,0030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11" table:formula="of:=AVERAGE([.B53:.B62])" office:value-type="float" office:value="82.59615" calcext:value-type="float">
            <text:p>82,5962</text:p>
          </table:table-cell>
          <table:table-cell table:style-name="ce23" table:formula="of:=AVERAGE([.C53:.C62])" office:value-type="float" office:value="0.0005875" calcext:value-type="float">
            <text:p>0,00059</text:p>
          </table:table-cell>
          <table:table-cell table:style-name="ce2" table:formula="of:=AVERAGE([.D53:.D62])" office:value-type="float" office:value="94.48183" calcext:value-type="float">
            <text:p>94,4818</text:p>
          </table:table-cell>
          <table:table-cell table:style-name="ce19" table:formula="of:=AVERAGE([.E53:.E62])" office:value-type="float" office:value="0.0025724" calcext:value-type="float">
            <text:p>0,0026</text:p>
          </table:table-cell>
          <table:table-cell table:style-name="ce30" table:formula="of:=AVERAGE([.F53:.F62])" office:value-type="float" office:value="77.69568" calcext:value-type="float">
            <text:p>77,6957</text:p>
          </table:table-cell>
          <table:table-cell table:style-name="ce2" table:formula="of:=AVERAGE([.G53:.G62])" office:value-type="float" office:value="0.0028332" calcext:value-type="float">
            <text:p>0,0028</text:p>
          </table:table-cell>
          <table:table-cell table:style-name="ce13" table:number-columns-repeated="10"/>
          <table:table-cell table:number-columns-repeated="1007"/>
        </table:table-row>
        <table:table-row table:style-name="ro1" table:number-rows-repeated="2">
          <table:table-cell table:style-name="ce6"/>
          <table:table-cell table:style-name="ce13" table:number-columns-repeated="16"/>
          <table:table-cell table:number-columns-repeated="1007"/>
        </table:table-row>
        <table:table-row table:style-name="ro2">
          <table:table-cell table:style-name="ce6"/>
          <table:table-cell table:style-name="ce13"/>
          <table:table-cell table:style-name="ce21" office:value-type="string" calcext:value-type="string">
            <text:p>Tabla 5.1: Resultados obtenidos por el algoritmo AGG-BLX en el problema del APC</text:p>
          </table:table-cell>
          <table:table-cell table:style-name="ce13" table:number-columns-repeated="14"/>
          <table:table-cell table:number-columns-repeated="1007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Wdbc</text:p>
          </table:table-cell>
          <table:covered-table-cell table:style-name="ce25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 table:style-name="ce13" table:number-columns-repeated="10"/>
          <table:table-cell table:number-columns-repeated="1007"/>
        </table:table-row>
        <table:table-row table:style-name="ro2"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6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11" office:value-type="float" office:value="76.9231" calcext:value-type="float">
            <text:p>76,9231</text:p>
          </table:table-cell>
          <table:table-cell table:style-name="ce19" office:value-type="float" office:value="8.83003" calcext:value-type="float">
            <text:p>8,8300</text:p>
          </table:table-cell>
          <table:table-cell table:style-name="ce2" office:value-type="float" office:value="93.6842" calcext:value-type="float">
            <text:p>93,6842</text:p>
          </table:table-cell>
          <table:table-cell table:style-name="ce19" office:value-type="float" office:value="38.4026" calcext:value-type="float">
            <text:p>38,4026</text:p>
          </table:table-cell>
          <table:table-cell table:style-name="ce30" office:value-type="float" office:value="76.9565" calcext:value-type="float">
            <text:p>76,9565</text:p>
          </table:table-cell>
          <table:table-cell table:style-name="ce2" office:value-type="float" office:value="43.5713" calcext:value-type="float">
            <text:p>43,5713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11" office:value-type="float" office:value="75.9615" calcext:value-type="float">
            <text:p>75,9615</text:p>
          </table:table-cell>
          <table:table-cell table:style-name="ce19" office:value-type="float" office:value="8.87381" calcext:value-type="float">
            <text:p>8,8738</text:p>
          </table:table-cell>
          <table:table-cell table:style-name="ce2" office:value-type="float" office:value="94.7183" calcext:value-type="float">
            <text:p>94,7183</text:p>
          </table:table-cell>
          <table:table-cell table:style-name="ce19" office:value-type="float" office:value="38.3077" calcext:value-type="float">
            <text:p>38,3077</text:p>
          </table:table-cell>
          <table:table-cell table:style-name="ce30" office:value-type="float" office:value="79.5652" calcext:value-type="float">
            <text:p>79,5652</text:p>
          </table:table-cell>
          <table:table-cell table:style-name="ce2" office:value-type="float" office:value="43.4449" calcext:value-type="float">
            <text:p>43,444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11" office:value-type="float" office:value="86.5385" calcext:value-type="float">
            <text:p>86,5385</text:p>
          </table:table-cell>
          <table:table-cell table:style-name="ce19" office:value-type="float" office:value="8.78197" calcext:value-type="float">
            <text:p>8,7820</text:p>
          </table:table-cell>
          <table:table-cell table:style-name="ce2" office:value-type="float" office:value="90.5263" calcext:value-type="float">
            <text:p>90,5263</text:p>
          </table:table-cell>
          <table:table-cell table:style-name="ce19" office:value-type="float" office:value="38.3193" calcext:value-type="float">
            <text:p>38,3193</text:p>
          </table:table-cell>
          <table:table-cell table:style-name="ce30" office:value-type="float" office:value="77.8261" calcext:value-type="float">
            <text:p>77,8261</text:p>
          </table:table-cell>
          <table:table-cell table:style-name="ce2" office:value-type="float" office:value="42.9739" calcext:value-type="float">
            <text:p>42,973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11" office:value-type="float" office:value="81.7308" calcext:value-type="float">
            <text:p>81,7308</text:p>
          </table:table-cell>
          <table:table-cell table:style-name="ce19" office:value-type="float" office:value="8.77143" calcext:value-type="float">
            <text:p>8,7714</text:p>
          </table:table-cell>
          <table:table-cell table:style-name="ce2" office:value-type="float" office:value="95.0704" calcext:value-type="float">
            <text:p>95,0704</text:p>
          </table:table-cell>
          <table:table-cell table:style-name="ce19" office:value-type="float" office:value="38.452" calcext:value-type="float">
            <text:p>38,4520</text:p>
          </table:table-cell>
          <table:table-cell table:style-name="ce30" office:value-type="float" office:value="79.1304" calcext:value-type="float">
            <text:p>79,1304</text:p>
          </table:table-cell>
          <table:table-cell table:style-name="ce2" office:value-type="float" office:value="43.0604" calcext:value-type="float">
            <text:p>43,0604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11" office:value-type="float" office:value="90.3846" calcext:value-type="float">
            <text:p>90,3846</text:p>
          </table:table-cell>
          <table:table-cell table:style-name="ce19" office:value-type="float" office:value="8.88391" calcext:value-type="float">
            <text:p>8,8839</text:p>
          </table:table-cell>
          <table:table-cell table:style-name="ce2" office:value-type="float" office:value="95.0877" calcext:value-type="float">
            <text:p>95,0877</text:p>
          </table:table-cell>
          <table:table-cell table:style-name="ce19" office:value-type="float" office:value="38.7841" calcext:value-type="float">
            <text:p>38,7841</text:p>
          </table:table-cell>
          <table:table-cell table:style-name="ce30" office:value-type="float" office:value="76.5217" calcext:value-type="float">
            <text:p>76,5217</text:p>
          </table:table-cell>
          <table:table-cell table:style-name="ce2" office:value-type="float" office:value="42.9486" calcext:value-type="float">
            <text:p>42,9486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11" office:value-type="float" office:value="81.7308" calcext:value-type="float">
            <text:p>81,7308</text:p>
          </table:table-cell>
          <table:table-cell table:style-name="ce19" office:value-type="float" office:value="8.84129" calcext:value-type="float">
            <text:p>8,8413</text:p>
          </table:table-cell>
          <table:table-cell table:style-name="ce2" office:value-type="float" office:value="93.3099" calcext:value-type="float">
            <text:p>93,3099</text:p>
          </table:table-cell>
          <table:table-cell table:style-name="ce19" office:value-type="float" office:value="38.1193" calcext:value-type="float">
            <text:p>38,1193</text:p>
          </table:table-cell>
          <table:table-cell table:style-name="ce30" office:value-type="float" office:value="76.9565" calcext:value-type="float">
            <text:p>76,9565</text:p>
          </table:table-cell>
          <table:table-cell table:style-name="ce2" office:value-type="float" office:value="42.9567" calcext:value-type="float">
            <text:p>42,9567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11" office:value-type="float" office:value="75.9615" calcext:value-type="float">
            <text:p>75,9615</text:p>
          </table:table-cell>
          <table:table-cell table:style-name="ce19" office:value-type="float" office:value="8.79646" calcext:value-type="float">
            <text:p>8,7965</text:p>
          </table:table-cell>
          <table:table-cell table:style-name="ce2" office:value-type="float" office:value="94.386" calcext:value-type="float">
            <text:p>94,3860</text:p>
          </table:table-cell>
          <table:table-cell table:style-name="ce19" office:value-type="float" office:value="38.5654" calcext:value-type="float">
            <text:p>38,5654</text:p>
          </table:table-cell>
          <table:table-cell table:style-name="ce30" office:value-type="float" office:value="76.9565" calcext:value-type="float">
            <text:p>76,9565</text:p>
          </table:table-cell>
          <table:table-cell table:style-name="ce2" office:value-type="float" office:value="43.2797" calcext:value-type="float">
            <text:p>43,2797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11" office:value-type="float" office:value="83.6538" calcext:value-type="float">
            <text:p>83,6538</text:p>
          </table:table-cell>
          <table:table-cell table:style-name="ce19" office:value-type="float" office:value="8.83138" calcext:value-type="float">
            <text:p>8,8314</text:p>
          </table:table-cell>
          <table:table-cell table:style-name="ce2" office:value-type="float" office:value="94.3662" calcext:value-type="float">
            <text:p>94,3662</text:p>
          </table:table-cell>
          <table:table-cell table:style-name="ce19" office:value-type="float" office:value="38.2005" calcext:value-type="float">
            <text:p>38,2005</text:p>
          </table:table-cell>
          <table:table-cell table:style-name="ce30" office:value-type="float" office:value="83.0435" calcext:value-type="float">
            <text:p>83,0435</text:p>
          </table:table-cell>
          <table:table-cell table:style-name="ce2" office:value-type="float" office:value="43.1012" calcext:value-type="float">
            <text:p>43,101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11" office:value-type="float" office:value="84.6154" calcext:value-type="float">
            <text:p>84,6154</text:p>
          </table:table-cell>
          <table:table-cell table:style-name="ce19" office:value-type="float" office:value="8.78063" calcext:value-type="float">
            <text:p>8,7806</text:p>
          </table:table-cell>
          <table:table-cell table:style-name="ce2" office:value-type="float" office:value="95.4386" calcext:value-type="float">
            <text:p>95,4386</text:p>
          </table:table-cell>
          <table:table-cell table:style-name="ce19" office:value-type="float" office:value="38.5096" calcext:value-type="float">
            <text:p>38,5096</text:p>
          </table:table-cell>
          <table:table-cell table:style-name="ce30" office:value-type="float" office:value="80" calcext:value-type="float">
            <text:p>80,0000</text:p>
          </table:table-cell>
          <table:table-cell table:style-name="ce2" office:value-type="float" office:value="42.6656" calcext:value-type="float">
            <text:p>42,6656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Partición 5-2</text:p>
          </table:table-cell>
          <table:table-cell table:style-name="ce12" office:value-type="float" office:value="80.7692" calcext:value-type="float">
            <text:p>80,7692</text:p>
          </table:table-cell>
          <table:table-cell table:style-name="ce20" office:value-type="float" office:value="8.80156" calcext:value-type="float">
            <text:p>8,8016</text:p>
          </table:table-cell>
          <table:table-cell table:style-name="ce27" office:value-type="float" office:value="95.4225" calcext:value-type="float">
            <text:p>95,4225</text:p>
          </table:table-cell>
          <table:table-cell table:style-name="ce20" office:value-type="float" office:value="38.4573" calcext:value-type="float">
            <text:p>38,4573</text:p>
          </table:table-cell>
          <table:table-cell table:style-name="ce33" office:value-type="float" office:value="81.3043" calcext:value-type="float">
            <text:p>81,3043</text:p>
          </table:table-cell>
          <table:table-cell table:style-name="ce27" office:value-type="float" office:value="43.0038" calcext:value-type="float">
            <text:p>43,003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11" table:formula="of:=AVERAGE([.B69:.B78])" office:value-type="float" office:value="81.82692" calcext:value-type="float">
            <text:p>81,8269</text:p>
          </table:table-cell>
          <table:table-cell table:style-name="ce19" table:formula="of:=AVERAGE([.C69:.C78])" office:value-type="float" office:value="8.819247" calcext:value-type="float">
            <text:p>8,8192</text:p>
          </table:table-cell>
          <table:table-cell table:style-name="ce2" table:formula="of:=AVERAGE([.D69:.D78])" office:value-type="float" office:value="94.20101" calcext:value-type="float">
            <text:p>94,2010</text:p>
          </table:table-cell>
          <table:table-cell table:style-name="ce19" table:formula="of:=AVERAGE([.E69:.E78])" office:value-type="float" office:value="38.41178" calcext:value-type="float">
            <text:p>38,4118</text:p>
          </table:table-cell>
          <table:table-cell table:style-name="ce30" table:formula="of:=AVERAGE([.F69:.F78])" office:value-type="float" office:value="78.82607" calcext:value-type="float">
            <text:p>78,8261</text:p>
          </table:table-cell>
          <table:table-cell table:style-name="ce2" table:formula="of:=AVERAGE([.G69:.G78])" office:value-type="float" office:value="43.10061" calcext:value-type="float">
            <text:p>43,1006</text:p>
          </table:table-cell>
          <table:table-cell table:style-name="ce13" table:number-columns-repeated="10"/>
          <table:table-cell table:number-columns-repeated="1007"/>
        </table:table-row>
        <table:table-row table:style-name="ro1">
          <table:table-cell table:style-name="ce6"/>
          <table:table-cell table:style-name="ce13" table:number-columns-repeated="16"/>
          <table:table-cell table:number-columns-repeated="1007"/>
        </table:table-row>
        <table:table-row table:style-name="ro2">
          <table:table-cell table:style-name="ce6"/>
          <table:table-cell table:style-name="ce13"/>
          <table:table-cell table:style-name="ce21" office:value-type="string" calcext:value-type="string">
            <text:p>Tabla 5.1: Resultados obtenidos por el algoritmo AGG-CA en el problema del APC</text:p>
          </table:table-cell>
          <table:table-cell table:style-name="ce13" table:number-columns-repeated="14"/>
          <table:table-cell table:number-columns-repeated="1007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Wdbc</text:p>
          </table:table-cell>
          <table:covered-table-cell table:style-name="ce25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 table:style-name="ce13" table:number-columns-repeated="10"/>
          <table:table-cell table:number-columns-repeated="1007"/>
        </table:table-row>
        <table:table-row table:style-name="ro2"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6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11" office:value-type="float" office:value="79.8077" calcext:value-type="float">
            <text:p>79,8077</text:p>
          </table:table-cell>
          <table:table-cell table:style-name="ce19" office:value-type="float" office:value="8.76251" calcext:value-type="float">
            <text:p>8,7625</text:p>
          </table:table-cell>
          <table:table-cell table:style-name="ce2" office:value-type="float" office:value="93.3333" calcext:value-type="float">
            <text:p>93,3333</text:p>
          </table:table-cell>
          <table:table-cell table:style-name="ce19" office:value-type="float" office:value="38.1796" calcext:value-type="float">
            <text:p>38,1796</text:p>
          </table:table-cell>
          <table:table-cell table:style-name="ce30" office:value-type="float" office:value="75.6522" calcext:value-type="float">
            <text:p>75,6522</text:p>
          </table:table-cell>
          <table:table-cell table:style-name="ce2" office:value-type="float" office:value="43.4818" calcext:value-type="float">
            <text:p>43,481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11" office:value-type="float" office:value="76.9231" calcext:value-type="float">
            <text:p>76,9231</text:p>
          </table:table-cell>
          <table:table-cell table:style-name="ce19" office:value-type="float" office:value="8.69521" calcext:value-type="float">
            <text:p>8,6952</text:p>
          </table:table-cell>
          <table:table-cell table:style-name="ce2" office:value-type="float" office:value="95.4225" calcext:value-type="float">
            <text:p>95,4225</text:p>
          </table:table-cell>
          <table:table-cell table:style-name="ce19" office:value-type="float" office:value="38.1895" calcext:value-type="float">
            <text:p>38,1895</text:p>
          </table:table-cell>
          <table:table-cell table:style-name="ce30" office:value-type="float" office:value="77.3913" calcext:value-type="float">
            <text:p>77,3913</text:p>
          </table:table-cell>
          <table:table-cell table:style-name="ce2" office:value-type="float" office:value="43.5018" calcext:value-type="float">
            <text:p>43,501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11" office:value-type="float" office:value="83.6538" calcext:value-type="float">
            <text:p>83,6538</text:p>
          </table:table-cell>
          <table:table-cell table:style-name="ce19" office:value-type="float" office:value="8.70872" calcext:value-type="float">
            <text:p>8,7087</text:p>
          </table:table-cell>
          <table:table-cell table:style-name="ce2" office:value-type="float" office:value="93.6842" calcext:value-type="float">
            <text:p>93,6842</text:p>
          </table:table-cell>
          <table:table-cell table:style-name="ce19" office:value-type="float" office:value="38.2629" calcext:value-type="float">
            <text:p>38,2629</text:p>
          </table:table-cell>
          <table:table-cell table:style-name="ce30" office:value-type="float" office:value="77.3913" calcext:value-type="float">
            <text:p>77,3913</text:p>
          </table:table-cell>
          <table:table-cell table:style-name="ce2" office:value-type="float" office:value="42.8629" calcext:value-type="float">
            <text:p>42,862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11" office:value-type="float" office:value="80.7692" calcext:value-type="float">
            <text:p>80,7692</text:p>
          </table:table-cell>
          <table:table-cell table:style-name="ce19" office:value-type="float" office:value="8.75587" calcext:value-type="float">
            <text:p>8,7559</text:p>
          </table:table-cell>
          <table:table-cell table:style-name="ce2" office:value-type="float" office:value="95.0704" calcext:value-type="float">
            <text:p>95,0704</text:p>
          </table:table-cell>
          <table:table-cell table:style-name="ce19" office:value-type="float" office:value="38.2096" calcext:value-type="float">
            <text:p>38,2096</text:p>
          </table:table-cell>
          <table:table-cell table:style-name="ce30" office:value-type="float" office:value="77.8261" calcext:value-type="float">
            <text:p>77,8261</text:p>
          </table:table-cell>
          <table:table-cell table:style-name="ce2" office:value-type="float" office:value="43.1403" calcext:value-type="float">
            <text:p>43,1403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11" office:value-type="float" office:value="88.4615" calcext:value-type="float">
            <text:p>88,4615</text:p>
          </table:table-cell>
          <table:table-cell table:style-name="ce19" office:value-type="float" office:value="8.852" calcext:value-type="float">
            <text:p>8,8520</text:p>
          </table:table-cell>
          <table:table-cell table:style-name="ce2" office:value-type="float" office:value="95.4386" calcext:value-type="float">
            <text:p>95,4386</text:p>
          </table:table-cell>
          <table:table-cell table:style-name="ce19" office:value-type="float" office:value="38.6657" calcext:value-type="float">
            <text:p>38,6657</text:p>
          </table:table-cell>
          <table:table-cell table:style-name="ce30" office:value-type="float" office:value="76.9565" calcext:value-type="float">
            <text:p>76,9565</text:p>
          </table:table-cell>
          <table:table-cell table:style-name="ce2" office:value-type="float" office:value="42.9882" calcext:value-type="float">
            <text:p>42,988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11" office:value-type="float" office:value="77.8846" calcext:value-type="float">
            <text:p>77,8846</text:p>
          </table:table-cell>
          <table:table-cell table:style-name="ce19" office:value-type="float" office:value="8.82354" calcext:value-type="float">
            <text:p>8,8235</text:p>
          </table:table-cell>
          <table:table-cell table:style-name="ce2" office:value-type="float" office:value="93.662" calcext:value-type="float">
            <text:p>93,6620</text:p>
          </table:table-cell>
          <table:table-cell table:style-name="ce19" office:value-type="float" office:value="38.1347" calcext:value-type="float">
            <text:p>38,1347</text:p>
          </table:table-cell>
          <table:table-cell table:style-name="ce30" office:value-type="float" office:value="78.6957" calcext:value-type="float">
            <text:p>78,6957</text:p>
          </table:table-cell>
          <table:table-cell table:style-name="ce2" office:value-type="float" office:value="42.9263" calcext:value-type="float">
            <text:p>42,9263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11" office:value-type="float" office:value="85.5769" calcext:value-type="float">
            <text:p>85,5769</text:p>
          </table:table-cell>
          <table:table-cell table:style-name="ce19" office:value-type="float" office:value="8.79187" calcext:value-type="float">
            <text:p>8,7919</text:p>
          </table:table-cell>
          <table:table-cell table:style-name="ce2" office:value-type="float" office:value="92.9825" calcext:value-type="float">
            <text:p>92,9825</text:p>
          </table:table-cell>
          <table:table-cell table:style-name="ce19" office:value-type="float" office:value="38.9644" calcext:value-type="float">
            <text:p>38,9644</text:p>
          </table:table-cell>
          <table:table-cell table:style-name="ce30" office:value-type="float" office:value="78.6957" calcext:value-type="float">
            <text:p>78,6957</text:p>
          </table:table-cell>
          <table:table-cell table:style-name="ce2" office:value-type="float" office:value="43.1858" calcext:value-type="float">
            <text:p>43,185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11" office:value-type="float" office:value="80.7692" calcext:value-type="float">
            <text:p>80,7692</text:p>
          </table:table-cell>
          <table:table-cell table:style-name="ce19" office:value-type="float" office:value="8.81484" calcext:value-type="float">
            <text:p>8,8148</text:p>
          </table:table-cell>
          <table:table-cell table:style-name="ce2" office:value-type="float" office:value="93.662" calcext:value-type="float">
            <text:p>93,6620</text:p>
          </table:table-cell>
          <table:table-cell table:style-name="ce19" office:value-type="float" office:value="39.1913" calcext:value-type="float">
            <text:p>39,1913</text:p>
          </table:table-cell>
          <table:table-cell table:style-name="ce30" office:value-type="float" office:value="78.2609" calcext:value-type="float">
            <text:p>78,2609</text:p>
          </table:table-cell>
          <table:table-cell table:style-name="ce2" office:value-type="float" office:value="42.9395" calcext:value-type="float">
            <text:p>42,9395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11" office:value-type="float" office:value="80.7692" calcext:value-type="float">
            <text:p>80,7692</text:p>
          </table:table-cell>
          <table:table-cell table:style-name="ce19" office:value-type="float" office:value="8.71628" calcext:value-type="float">
            <text:p>8,7163</text:p>
          </table:table-cell>
          <table:table-cell table:style-name="ce2" office:value-type="float" office:value="96.1404" calcext:value-type="float">
            <text:p>96,1404</text:p>
          </table:table-cell>
          <table:table-cell table:style-name="ce19" office:value-type="float" office:value="38.5565" calcext:value-type="float">
            <text:p>38,5565</text:p>
          </table:table-cell>
          <table:table-cell table:style-name="ce30" office:value-type="float" office:value="82.1739" calcext:value-type="float">
            <text:p>82,1739</text:p>
          </table:table-cell>
          <table:table-cell table:style-name="ce2" office:value-type="float" office:value="42.6303" calcext:value-type="float">
            <text:p>42,6303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Partición 5-2</text:p>
          </table:table-cell>
          <table:table-cell table:style-name="ce12" office:value-type="float" office:value="78.8462" calcext:value-type="float">
            <text:p>78,8462</text:p>
          </table:table-cell>
          <table:table-cell table:style-name="ce20" office:value-type="float" office:value="8.76958" calcext:value-type="float">
            <text:p>8,7696</text:p>
          </table:table-cell>
          <table:table-cell table:style-name="ce27" office:value-type="float" office:value="94.0141" calcext:value-type="float">
            <text:p>94,0141</text:p>
          </table:table-cell>
          <table:table-cell table:style-name="ce20" office:value-type="float" office:value="38.4111" calcext:value-type="float">
            <text:p>38,4111</text:p>
          </table:table-cell>
          <table:table-cell table:style-name="ce33" office:value-type="float" office:value="78.2609" calcext:value-type="float">
            <text:p>78,2609</text:p>
          </table:table-cell>
          <table:table-cell table:style-name="ce27" office:value-type="float" office:value="42.8151" calcext:value-type="float">
            <text:p>42,8151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11" table:formula="of:=AVERAGE([.B84:.B93])" office:value-type="float" office:value="81.34614" calcext:value-type="float">
            <text:p>81,3461</text:p>
          </table:table-cell>
          <table:table-cell table:style-name="ce19" table:formula="of:=AVERAGE([.C84:.C93])" office:value-type="float" office:value="8.769042" calcext:value-type="float">
            <text:p>8,7690</text:p>
          </table:table-cell>
          <table:table-cell table:style-name="ce2" table:formula="of:=AVERAGE([.D84:.D93])" office:value-type="float" office:value="94.341" calcext:value-type="float">
            <text:p>94,3410</text:p>
          </table:table-cell>
          <table:table-cell table:style-name="ce19" table:formula="of:=AVERAGE([.E84:.E93])" office:value-type="float" office:value="38.47653" calcext:value-type="float">
            <text:p>38,4765</text:p>
          </table:table-cell>
          <table:table-cell table:style-name="ce30" table:formula="of:=AVERAGE([.F84:.F93])" office:value-type="float" office:value="78.13045" calcext:value-type="float">
            <text:p>78,1305</text:p>
          </table:table-cell>
          <table:table-cell table:style-name="ce2" table:formula="of:=AVERAGE([.G84:.G93])" office:value-type="float" office:value="43.0472" calcext:value-type="float">
            <text:p>43,0472</text:p>
          </table:table-cell>
          <table:table-cell table:style-name="ce13" table:number-columns-repeated="10"/>
          <table:table-cell table:number-columns-repeated="1007"/>
        </table:table-row>
        <table:table-row table:style-name="ro1" table:number-rows-repeated="2">
          <table:table-cell table:style-name="ce6"/>
          <table:table-cell table:style-name="ce13" table:number-columns-repeated="16"/>
          <table:table-cell table:number-columns-repeated="1007"/>
        </table:table-row>
        <table:table-row table:style-name="ro2">
          <table:table-cell table:style-name="ce6"/>
          <table:table-cell table:style-name="ce13"/>
          <table:table-cell table:style-name="ce21" office:value-type="string" calcext:value-type="string">
            <text:p>Tabla 5.1: Resultados obtenidos por el algoritmo AGA-BLX en el problema del APC</text:p>
          </table:table-cell>
          <table:table-cell table:style-name="ce13" table:number-columns-repeated="14"/>
          <table:table-cell table:number-columns-repeated="1007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Wdbc</text:p>
          </table:table-cell>
          <table:covered-table-cell table:style-name="ce25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 table:style-name="ce13" table:number-columns-repeated="10"/>
          <table:table-cell table:number-columns-repeated="1007"/>
        </table:table-row>
        <table:table-row table:style-name="ro2"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6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11" office:value-type="float" office:value="81.7308" calcext:value-type="float">
            <text:p>81,7308</text:p>
          </table:table-cell>
          <table:table-cell table:style-name="ce19" office:value-type="float" office:value="8.89404" calcext:value-type="float">
            <text:p>8,8940</text:p>
          </table:table-cell>
          <table:table-cell table:style-name="ce2" office:value-type="float" office:value="92.6316" calcext:value-type="float">
            <text:p>92,6316</text:p>
          </table:table-cell>
          <table:table-cell table:style-name="ce19" office:value-type="float" office:value="38.5765" calcext:value-type="float">
            <text:p>38,5765</text:p>
          </table:table-cell>
          <table:table-cell table:style-name="ce30" office:value-type="float" office:value="77.8261" calcext:value-type="float">
            <text:p>77,8261</text:p>
          </table:table-cell>
          <table:table-cell table:style-name="ce2" office:value-type="float" office:value="43.65" calcext:value-type="float">
            <text:p>43,6500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11" office:value-type="float" office:value="74.0385" calcext:value-type="float">
            <text:p>74,0385</text:p>
          </table:table-cell>
          <table:table-cell table:style-name="ce19" office:value-type="float" office:value="8.8662" calcext:value-type="float">
            <text:p>8,8662</text:p>
          </table:table-cell>
          <table:table-cell table:style-name="ce2" office:value-type="float" office:value="95.4225" calcext:value-type="float">
            <text:p>95,4225</text:p>
          </table:table-cell>
          <table:table-cell table:style-name="ce19" office:value-type="float" office:value="38.3101" calcext:value-type="float">
            <text:p>38,3101</text:p>
          </table:table-cell>
          <table:table-cell table:style-name="ce30" office:value-type="float" office:value="78.2609" calcext:value-type="float">
            <text:p>78,2609</text:p>
          </table:table-cell>
          <table:table-cell table:style-name="ce2" office:value-type="float" office:value="43.6048" calcext:value-type="float">
            <text:p>43,604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11" office:value-type="float" office:value="81.7308" calcext:value-type="float">
            <text:p>81,7308</text:p>
          </table:table-cell>
          <table:table-cell table:style-name="ce19" office:value-type="float" office:value="8.8569" calcext:value-type="float">
            <text:p>8,8569</text:p>
          </table:table-cell>
          <table:table-cell table:style-name="ce2" office:value-type="float" office:value="94.0351" calcext:value-type="float">
            <text:p>94,0351</text:p>
          </table:table-cell>
          <table:table-cell table:style-name="ce19" office:value-type="float" office:value="38.3448" calcext:value-type="float">
            <text:p>38,3448</text:p>
          </table:table-cell>
          <table:table-cell table:style-name="ce30" office:value-type="float" office:value="78.2609" calcext:value-type="float">
            <text:p>78,2609</text:p>
          </table:table-cell>
          <table:table-cell table:style-name="ce2" office:value-type="float" office:value="42.9619" calcext:value-type="float">
            <text:p>42,961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11" office:value-type="float" office:value="82.6923" calcext:value-type="float">
            <text:p>82,6923</text:p>
          </table:table-cell>
          <table:table-cell table:style-name="ce19" office:value-type="float" office:value="8.8683" calcext:value-type="float">
            <text:p>8,8683</text:p>
          </table:table-cell>
          <table:table-cell table:style-name="ce2" office:value-type="float" office:value="91.9014" calcext:value-type="float">
            <text:p>91,9014</text:p>
          </table:table-cell>
          <table:table-cell table:style-name="ce19" office:value-type="float" office:value="38.4618" calcext:value-type="float">
            <text:p>38,4618</text:p>
          </table:table-cell>
          <table:table-cell table:style-name="ce30" office:value-type="float" office:value="79.1304" calcext:value-type="float">
            <text:p>79,1304</text:p>
          </table:table-cell>
          <table:table-cell table:style-name="ce2" office:value-type="float" office:value="43.1084" calcext:value-type="float">
            <text:p>43,1084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11" office:value-type="float" office:value="87.5" calcext:value-type="float">
            <text:p>87,5000</text:p>
          </table:table-cell>
          <table:table-cell table:style-name="ce19" office:value-type="float" office:value="8.93605" calcext:value-type="float">
            <text:p>8,9361</text:p>
          </table:table-cell>
          <table:table-cell table:style-name="ce2" office:value-type="float" office:value="93.6842" calcext:value-type="float">
            <text:p>93,6842</text:p>
          </table:table-cell>
          <table:table-cell table:style-name="ce19" office:value-type="float" office:value="38.8297" calcext:value-type="float">
            <text:p>38,8297</text:p>
          </table:table-cell>
          <table:table-cell table:style-name="ce30" office:value-type="float" office:value="80.4348" calcext:value-type="float">
            <text:p>80,4348</text:p>
          </table:table-cell>
          <table:table-cell table:style-name="ce2" office:value-type="float" office:value="43.2135" calcext:value-type="float">
            <text:p>43,2135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11" office:value-type="float" office:value="75.9615" calcext:value-type="float">
            <text:p>75,9615</text:p>
          </table:table-cell>
          <table:table-cell table:style-name="ce19" office:value-type="float" office:value="8.97038" calcext:value-type="float">
            <text:p>8,9704</text:p>
          </table:table-cell>
          <table:table-cell table:style-name="ce2" office:value-type="float" office:value="94.3662" calcext:value-type="float">
            <text:p>94,3662</text:p>
          </table:table-cell>
          <table:table-cell table:style-name="ce19" office:value-type="float" office:value="38.3249" calcext:value-type="float">
            <text:p>38,3249</text:p>
          </table:table-cell>
          <table:table-cell table:style-name="ce30" office:value-type="float" office:value="75.2174" calcext:value-type="float">
            <text:p>75,2174</text:p>
          </table:table-cell>
          <table:table-cell table:style-name="ce2" office:value-type="float" office:value="43.0196" calcext:value-type="float">
            <text:p>43,0196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11" office:value-type="float" office:value="85.5769" calcext:value-type="float">
            <text:p>85,5769</text:p>
          </table:table-cell>
          <table:table-cell table:style-name="ce19" office:value-type="float" office:value="8.91221" calcext:value-type="float">
            <text:p>8,9122</text:p>
          </table:table-cell>
          <table:table-cell table:style-name="ce2" office:value-type="float" office:value="92.9825" calcext:value-type="float">
            <text:p>92,9825</text:p>
          </table:table-cell>
          <table:table-cell table:style-name="ce19" office:value-type="float" office:value="38.7402" calcext:value-type="float">
            <text:p>38,7402</text:p>
          </table:table-cell>
          <table:table-cell table:style-name="ce30" office:value-type="float" office:value="78.6957" calcext:value-type="float">
            <text:p>78,6957</text:p>
          </table:table-cell>
          <table:table-cell table:style-name="ce2" office:value-type="float" office:value="43.3752" calcext:value-type="float">
            <text:p>43,375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11" office:value-type="float" office:value="85.5769" calcext:value-type="float">
            <text:p>85,5769</text:p>
          </table:table-cell>
          <table:table-cell table:style-name="ce19" office:value-type="float" office:value="8.92545" calcext:value-type="float">
            <text:p>8,9255</text:p>
          </table:table-cell>
          <table:table-cell table:style-name="ce2" office:value-type="float" office:value="95.0704" calcext:value-type="float">
            <text:p>95,0704</text:p>
          </table:table-cell>
          <table:table-cell table:style-name="ce19" office:value-type="float" office:value="38.3095" calcext:value-type="float">
            <text:p>38,3095</text:p>
          </table:table-cell>
          <table:table-cell table:style-name="ce30" office:value-type="float" office:value="81.3043" calcext:value-type="float">
            <text:p>81,3043</text:p>
          </table:table-cell>
          <table:table-cell table:style-name="ce2" office:value-type="float" office:value="43.2506" calcext:value-type="float">
            <text:p>43,2506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11" office:value-type="float" office:value="78.8462" calcext:value-type="float">
            <text:p>78,8462</text:p>
          </table:table-cell>
          <table:table-cell table:style-name="ce19" office:value-type="float" office:value="8.91934" calcext:value-type="float">
            <text:p>8,9193</text:p>
          </table:table-cell>
          <table:table-cell table:style-name="ce2" office:value-type="float" office:value="94.0351" calcext:value-type="float">
            <text:p>94,0351</text:p>
          </table:table-cell>
          <table:table-cell table:style-name="ce19" office:value-type="float" office:value="38.6321" calcext:value-type="float">
            <text:p>38,6321</text:p>
          </table:table-cell>
          <table:table-cell table:style-name="ce30" office:value-type="float" office:value="82.6087" calcext:value-type="float">
            <text:p>82,6087</text:p>
          </table:table-cell>
          <table:table-cell table:style-name="ce2" office:value-type="float" office:value="42.8764" calcext:value-type="float">
            <text:p>42,8764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Partición 5-2</text:p>
          </table:table-cell>
          <table:table-cell table:style-name="ce12" office:value-type="float" office:value="77.8846" calcext:value-type="float">
            <text:p>77,8846</text:p>
          </table:table-cell>
          <table:table-cell table:style-name="ce20" office:value-type="float" office:value="8.90681" calcext:value-type="float">
            <text:p>8,9068</text:p>
          </table:table-cell>
          <table:table-cell table:style-name="ce27" office:value-type="float" office:value="93.3099" calcext:value-type="float">
            <text:p>93,3099</text:p>
          </table:table-cell>
          <table:table-cell table:style-name="ce20" office:value-type="float" office:value="38.3831" calcext:value-type="float">
            <text:p>38,3831</text:p>
          </table:table-cell>
          <table:table-cell table:style-name="ce33" office:value-type="float" office:value="80.8696" calcext:value-type="float">
            <text:p>80,8696</text:p>
          </table:table-cell>
          <table:table-cell table:style-name="ce27" office:value-type="float" office:value="43.1885" calcext:value-type="float">
            <text:p>43,1885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11" table:formula="of:=AVERAGE([.B100:.B109])" office:value-type="float" office:value="81.15385" calcext:value-type="float">
            <text:p>81,1539</text:p>
          </table:table-cell>
          <table:table-cell table:style-name="ce19" table:formula="of:=AVERAGE([.C100:.C109])" office:value-type="float" office:value="8.905568" calcext:value-type="float">
            <text:p>8,9056</text:p>
          </table:table-cell>
          <table:table-cell table:style-name="ce2" table:formula="of:=AVERAGE([.D100:.D109])" office:value-type="float" office:value="93.74389" calcext:value-type="float">
            <text:p>93,7439</text:p>
          </table:table-cell>
          <table:table-cell table:style-name="ce19" table:formula="of:=AVERAGE([.E100:.E109])" office:value-type="float" office:value="38.49127" calcext:value-type="float">
            <text:p>38,4913</text:p>
          </table:table-cell>
          <table:table-cell table:style-name="ce30" table:formula="of:=AVERAGE([.F100:.F109])" office:value-type="float" office:value="79.26088" calcext:value-type="float">
            <text:p>79,2609</text:p>
          </table:table-cell>
          <table:table-cell table:style-name="ce2" table:formula="of:=AVERAGE([.G100:.G109])" office:value-type="float" office:value="43.22489" calcext:value-type="float">
            <text:p>43,2249</text:p>
          </table:table-cell>
          <table:table-cell table:style-name="ce13" table:number-columns-repeated="10"/>
          <table:table-cell table:number-columns-repeated="1007"/>
        </table:table-row>
        <table:table-row table:style-name="ro1" table:number-rows-repeated="2">
          <table:table-cell table:style-name="ce6"/>
          <table:table-cell table:style-name="ce13" table:number-columns-repeated="16"/>
          <table:table-cell table:number-columns-repeated="1007"/>
        </table:table-row>
        <table:table-row table:style-name="ro2">
          <table:table-cell table:style-name="ce6"/>
          <table:table-cell table:style-name="ce13"/>
          <table:table-cell table:style-name="ce21" office:value-type="string" calcext:value-type="string">
            <text:p>Tabla 5.1: Resultados obtenidos por el algoritmo AGE-CA en el problema del APC</text:p>
          </table:table-cell>
          <table:table-cell table:style-name="ce13" table:number-columns-repeated="14"/>
          <table:table-cell table:number-columns-repeated="1007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Wdbc</text:p>
          </table:table-cell>
          <table:covered-table-cell table:style-name="ce25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 table:style-name="ce13" table:number-columns-repeated="10"/>
          <table:table-cell table:number-columns-repeated="1007"/>
        </table:table-row>
        <table:table-row table:style-name="ro2"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6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11" office:value-type="float" office:value="79.8077" calcext:value-type="float">
            <text:p>79,8077</text:p>
          </table:table-cell>
          <table:table-cell table:style-name="ce19" office:value-type="float" office:value="8.87097" calcext:value-type="float">
            <text:p>8,8710</text:p>
          </table:table-cell>
          <table:table-cell table:style-name="ce2" office:value-type="float" office:value="93.3333" calcext:value-type="float">
            <text:p>93,3333</text:p>
          </table:table-cell>
          <table:table-cell table:style-name="ce19" office:value-type="float" office:value="38.351" calcext:value-type="float">
            <text:p>38,3510</text:p>
          </table:table-cell>
          <table:table-cell table:style-name="ce30" office:value-type="float" office:value="77.3913" calcext:value-type="float">
            <text:p>77,3913</text:p>
          </table:table-cell>
          <table:table-cell table:style-name="ce2" office:value-type="float" office:value="5" calcext:value-type="float">
            <text:p>5,0000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11" office:value-type="float" office:value="70.1923" calcext:value-type="float">
            <text:p>70,1923</text:p>
          </table:table-cell>
          <table:table-cell table:style-name="ce19" office:value-type="float" office:value="8.83908" calcext:value-type="float">
            <text:p>8,8391</text:p>
          </table:table-cell>
          <table:table-cell table:style-name="ce2" office:value-type="float" office:value="96.1268" calcext:value-type="float">
            <text:p>96,1268</text:p>
          </table:table-cell>
          <table:table-cell table:style-name="ce19" office:value-type="float" office:value="38.272" calcext:value-type="float">
            <text:p>38,2720</text:p>
          </table:table-cell>
          <table:table-cell table:style-name="ce30" office:value-type="float" office:value="79.5652" calcext:value-type="float">
            <text:p>79,5652</text:p>
          </table:table-cell>
          <table:table-cell table:style-name="ce2" office:value-type="float" office:value="43.6149" calcext:value-type="float">
            <text:p>43,614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11" office:value-type="float" office:value="86.5385" calcext:value-type="float">
            <text:p>86,5385</text:p>
          </table:table-cell>
          <table:table-cell table:style-name="ce19" office:value-type="float" office:value="8.86524" calcext:value-type="float">
            <text:p>8,8652</text:p>
          </table:table-cell>
          <table:table-cell table:style-name="ce2" office:value-type="float" office:value="93.6842" calcext:value-type="float">
            <text:p>93,6842</text:p>
          </table:table-cell>
          <table:table-cell table:style-name="ce19" office:value-type="float" office:value="38.476" calcext:value-type="float">
            <text:p>38,4760</text:p>
          </table:table-cell>
          <table:table-cell table:style-name="ce30" office:value-type="float" office:value="76.087" calcext:value-type="float">
            <text:p>76,0870</text:p>
          </table:table-cell>
          <table:table-cell table:style-name="ce2" office:value-type="float" office:value="43.1672" calcext:value-type="float">
            <text:p>43,167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11" office:value-type="float" office:value="76.9231" calcext:value-type="float">
            <text:p>76,9231</text:p>
          </table:table-cell>
          <table:table-cell table:style-name="ce19" office:value-type="float" office:value="8.84897" calcext:value-type="float">
            <text:p>8,8490</text:p>
          </table:table-cell>
          <table:table-cell table:style-name="ce2" office:value-type="float" office:value="95.7746" calcext:value-type="float">
            <text:p>95,7746</text:p>
          </table:table-cell>
          <table:table-cell table:style-name="ce19" office:value-type="float" office:value="38.437" calcext:value-type="float">
            <text:p>38,4370</text:p>
          </table:table-cell>
          <table:table-cell table:style-name="ce30" office:value-type="float" office:value="79.1304" calcext:value-type="float">
            <text:p>79,1304</text:p>
          </table:table-cell>
          <table:table-cell table:style-name="ce2" office:value-type="float" office:value="43.3074" calcext:value-type="float">
            <text:p>43,3074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11" office:value-type="float" office:value="89.4231" calcext:value-type="float">
            <text:p>89,4231</text:p>
          </table:table-cell>
          <table:table-cell table:style-name="ce19" office:value-type="float" office:value="8.89638" calcext:value-type="float">
            <text:p>8,8964</text:p>
          </table:table-cell>
          <table:table-cell table:style-name="ce2" office:value-type="float" office:value="94.386" calcext:value-type="float">
            <text:p>94,3860</text:p>
          </table:table-cell>
          <table:table-cell table:style-name="ce19" office:value-type="float" office:value="38.78" calcext:value-type="float">
            <text:p>38,7800</text:p>
          </table:table-cell>
          <table:table-cell table:style-name="ce30" office:value-type="float" office:value="76.9565" calcext:value-type="float">
            <text:p>76,9565</text:p>
          </table:table-cell>
          <table:table-cell table:style-name="ce2" office:value-type="float" office:value="43.1629" calcext:value-type="float">
            <text:p>43,162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11" office:value-type="float" office:value="77.8846" calcext:value-type="float">
            <text:p>77,8846</text:p>
          </table:table-cell>
          <table:table-cell table:style-name="ce19" office:value-type="float" office:value="8.91642" calcext:value-type="float">
            <text:p>8,9164</text:p>
          </table:table-cell>
          <table:table-cell table:style-name="ce2" office:value-type="float" office:value="94.3662" calcext:value-type="float">
            <text:p>94,3662</text:p>
          </table:table-cell>
          <table:table-cell table:style-name="ce19" office:value-type="float" office:value="38.201" calcext:value-type="float">
            <text:p>38,2010</text:p>
          </table:table-cell>
          <table:table-cell table:style-name="ce30" office:value-type="float" office:value="76.087" calcext:value-type="float">
            <text:p>76,0870</text:p>
          </table:table-cell>
          <table:table-cell table:style-name="ce2" office:value-type="float" office:value="43.1479" calcext:value-type="float">
            <text:p>43,147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11" office:value-type="float" office:value="85.5769" calcext:value-type="float">
            <text:p>85,5769</text:p>
          </table:table-cell>
          <table:table-cell table:style-name="ce19" office:value-type="float" office:value="8.86947" calcext:value-type="float">
            <text:p>8,8695</text:p>
          </table:table-cell>
          <table:table-cell table:style-name="ce2" office:value-type="float" office:value="92.9825" calcext:value-type="float">
            <text:p>92,9825</text:p>
          </table:table-cell>
          <table:table-cell table:style-name="ce19" office:value-type="float" office:value="38.721" calcext:value-type="float">
            <text:p>38,7210</text:p>
          </table:table-cell>
          <table:table-cell table:style-name="ce30" office:value-type="float" office:value="75.2174" calcext:value-type="float">
            <text:p>75,2174</text:p>
          </table:table-cell>
          <table:table-cell table:style-name="ce2" office:value-type="float" office:value="43.4442" calcext:value-type="float">
            <text:p>43,444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11" office:value-type="float" office:value="84.6154" calcext:value-type="float">
            <text:p>84,6154</text:p>
          </table:table-cell>
          <table:table-cell table:style-name="ce19" office:value-type="float" office:value="8.91565" calcext:value-type="float">
            <text:p>8,9157</text:p>
          </table:table-cell>
          <table:table-cell table:style-name="ce2" office:value-type="float" office:value="94.7183" calcext:value-type="float">
            <text:p>94,7183</text:p>
          </table:table-cell>
          <table:table-cell table:style-name="ce19" office:value-type="float" office:value="38.487" calcext:value-type="float">
            <text:p>38,4870</text:p>
          </table:table-cell>
          <table:table-cell table:style-name="ce30" office:value-type="float" office:value="81.7391" calcext:value-type="float">
            <text:p>81,7391</text:p>
          </table:table-cell>
          <table:table-cell table:style-name="ce2" office:value-type="float" office:value="43.0141" calcext:value-type="float">
            <text:p>43,0141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11" office:value-type="float" office:value="81.7308" calcext:value-type="float">
            <text:p>81,7308</text:p>
          </table:table-cell>
          <table:table-cell table:style-name="ce19" office:value-type="float" office:value="8.90794" calcext:value-type="float">
            <text:p>8,9079</text:p>
          </table:table-cell>
          <table:table-cell table:style-name="ce2" office:value-type="float" office:value="95.4386" calcext:value-type="float">
            <text:p>95,4386</text:p>
          </table:table-cell>
          <table:table-cell table:style-name="ce19" office:value-type="float" office:value="38.705" calcext:value-type="float">
            <text:p>38,7050</text:p>
          </table:table-cell>
          <table:table-cell table:style-name="ce30" office:value-type="float" office:value="83.4783" calcext:value-type="float">
            <text:p>83,4783</text:p>
          </table:table-cell>
          <table:table-cell table:style-name="ce2" office:value-type="float" office:value="42.6802" calcext:value-type="float">
            <text:p>42,680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Partición 5-2</text:p>
          </table:table-cell>
          <table:table-cell table:style-name="ce12" office:value-type="float" office:value="80.7692" calcext:value-type="float">
            <text:p>80,7692</text:p>
          </table:table-cell>
          <table:table-cell table:style-name="ce20" office:value-type="float" office:value="8.89218" calcext:value-type="float">
            <text:p>8,8922</text:p>
          </table:table-cell>
          <table:table-cell table:style-name="ce27" office:value-type="float" office:value="94.3662" calcext:value-type="float">
            <text:p>94,3662</text:p>
          </table:table-cell>
          <table:table-cell table:style-name="ce20" office:value-type="float" office:value="38.306" calcext:value-type="float">
            <text:p>38,3060</text:p>
          </table:table-cell>
          <table:table-cell table:style-name="ce33" office:value-type="float" office:value="80" calcext:value-type="float">
            <text:p>80,0000</text:p>
          </table:table-cell>
          <table:table-cell table:style-name="ce27" office:value-type="float" office:value="43.0972" calcext:value-type="float">
            <text:p>43,097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11" table:formula="of:=AVERAGE([.B116:.B125])" office:value-type="float" office:value="81.34616" calcext:value-type="float">
            <text:p>81,3462</text:p>
          </table:table-cell>
          <table:table-cell table:style-name="ce19" table:formula="of:=AVERAGE([.C116:.C125])" office:value-type="float" office:value="8.88223" calcext:value-type="float">
            <text:p>8,8822</text:p>
          </table:table-cell>
          <table:table-cell table:style-name="ce2" table:formula="of:=AVERAGE([.D116:.D125])" office:value-type="float" office:value="94.51767" calcext:value-type="float">
            <text:p>94,5177</text:p>
          </table:table-cell>
          <table:table-cell table:style-name="ce19" table:formula="of:=AVERAGE([.E116:.E125])" office:value-type="float" office:value="38.4736" calcext:value-type="float">
            <text:p>38,4736</text:p>
          </table:table-cell>
          <table:table-cell table:style-name="ce30" table:formula="of:=AVERAGE([.F116:.F125])" office:value-type="float" office:value="78.56522" calcext:value-type="float">
            <text:p>78,5652</text:p>
          </table:table-cell>
          <table:table-cell table:style-name="ce2" table:formula="of:=AVERAGE([.G116:.G125])" office:value-type="float" office:value="39.3636" calcext:value-type="float">
            <text:p>39,3636</text:p>
          </table:table-cell>
          <table:table-cell table:style-name="ce13" table:number-columns-repeated="10"/>
          <table:table-cell table:number-columns-repeated="1007"/>
        </table:table-row>
        <table:table-row table:style-name="ro1" table:number-rows-repeated="3">
          <table:table-cell table:style-name="ce6"/>
          <table:table-cell table:style-name="ce13" table:number-columns-repeated="16"/>
          <table:table-cell table:number-columns-repeated="1007"/>
        </table:table-row>
        <table:table-row table:style-name="ro2">
          <table:table-cell table:style-name="ce6" table:number-columns-repeated="2"/>
          <table:table-cell table:style-name="ce13"/>
          <table:table-cell table:style-name="ce21" office:value-type="string" calcext:value-type="string">
            <text:p>Tabla 5.1: Resultados obtenidos por el algoritmo AM-1 en el problema del APC</text:p>
          </table:table-cell>
          <table:table-cell table:style-name="ce13" table:number-columns-repeated="13"/>
          <table:table-cell table:number-columns-repeated="1007"/>
        </table:table-row>
        <table:table-row table:style-name="ro2">
          <table:table-cell table:style-name="ce6"/>
          <table:table-cell table:style-name="ce2" table:number-columns-spanned="1" table:number-rows-spanned="2"/>
          <table:table-cell table:style-name="ce9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Wdbc</text:p>
          </table:table-cell>
          <table:covered-table-cell table:style-name="ce25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6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3" office:value-type="string" calcext:value-type="string">
            <text:p>Partición 1-1</text:p>
          </table:table-cell>
          <table:table-cell table:style-name="ce11" office:value-type="float" office:value="76.9231" calcext:value-type="float">
            <text:p>76,9231</text:p>
          </table:table-cell>
          <table:table-cell table:style-name="ce19" office:value-type="float" office:value="14.3574" calcext:value-type="float">
            <text:p>14,3574</text:p>
          </table:table-cell>
          <table:table-cell table:style-name="ce2" office:value-type="float" office:value="93.6842" calcext:value-type="float">
            <text:p>93,6842</text:p>
          </table:table-cell>
          <table:table-cell table:style-name="ce19" office:value-type="float" office:value="46.9917" calcext:value-type="float">
            <text:p>46,9917</text:p>
          </table:table-cell>
          <table:table-cell table:style-name="ce30" office:value-type="float" office:value="78.2609" calcext:value-type="float">
            <text:p>78,2609</text:p>
          </table:table-cell>
          <table:table-cell table:style-name="ce2" office:value-type="float" office:value="67.0086" calcext:value-type="float">
            <text:p>67,0086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3" office:value-type="string" calcext:value-type="string">
            <text:p>Partición 1-2</text:p>
          </table:table-cell>
          <table:table-cell table:style-name="ce11" office:value-type="float" office:value="79.8077" calcext:value-type="float">
            <text:p>79,8077</text:p>
          </table:table-cell>
          <table:table-cell table:style-name="ce19" office:value-type="float" office:value="14.2807" calcext:value-type="float">
            <text:p>14,2807</text:p>
          </table:table-cell>
          <table:table-cell table:style-name="ce2" office:value-type="float" office:value="93.3099" calcext:value-type="float">
            <text:p>93,3099</text:p>
          </table:table-cell>
          <table:table-cell table:style-name="ce19" office:value-type="float" office:value="46.8734" calcext:value-type="float">
            <text:p>46,8734</text:p>
          </table:table-cell>
          <table:table-cell table:style-name="ce30" office:value-type="float" office:value="80.4348" calcext:value-type="float">
            <text:p>80,4348</text:p>
          </table:table-cell>
          <table:table-cell table:style-name="ce2" office:value-type="float" office:value="67.183" calcext:value-type="float">
            <text:p>67,1830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3" office:value-type="string" calcext:value-type="string">
            <text:p>Partición 2-1</text:p>
          </table:table-cell>
          <table:table-cell table:style-name="ce11" office:value-type="float" office:value="86.5385" calcext:value-type="float">
            <text:p>86,5385</text:p>
          </table:table-cell>
          <table:table-cell table:style-name="ce19" office:value-type="float" office:value="14.3445" calcext:value-type="float">
            <text:p>14,3445</text:p>
          </table:table-cell>
          <table:table-cell table:style-name="ce2" office:value-type="float" office:value="92.2807" calcext:value-type="float">
            <text:p>92,2807</text:p>
          </table:table-cell>
          <table:table-cell table:style-name="ce19" office:value-type="float" office:value="46.9325" calcext:value-type="float">
            <text:p>46,9325</text:p>
          </table:table-cell>
          <table:table-cell table:style-name="ce30" office:value-type="float" office:value="75.6522" calcext:value-type="float">
            <text:p>75,6522</text:p>
          </table:table-cell>
          <table:table-cell table:style-name="ce2" office:value-type="float" office:value="65.9955" calcext:value-type="float">
            <text:p>65,9955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3" office:value-type="string" calcext:value-type="string">
            <text:p>Partición 2-2</text:p>
          </table:table-cell>
          <table:table-cell table:style-name="ce11" office:value-type="float" office:value="80.7692" calcext:value-type="float">
            <text:p>80,7692</text:p>
          </table:table-cell>
          <table:table-cell table:style-name="ce19" office:value-type="float" office:value="14.2671" calcext:value-type="float">
            <text:p>14,2671</text:p>
          </table:table-cell>
          <table:table-cell table:style-name="ce2" office:value-type="float" office:value="95.0704" calcext:value-type="float">
            <text:p>95,0704</text:p>
          </table:table-cell>
          <table:table-cell table:style-name="ce19" office:value-type="float" office:value="46.9279" calcext:value-type="float">
            <text:p>46,9279</text:p>
          </table:table-cell>
          <table:table-cell table:style-name="ce30" office:value-type="float" office:value="77.3913" calcext:value-type="float">
            <text:p>77,3913</text:p>
          </table:table-cell>
          <table:table-cell table:style-name="ce2" office:value-type="float" office:value="66.4277" calcext:value-type="float">
            <text:p>66,4277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3" office:value-type="string" calcext:value-type="string">
            <text:p>Partición 3-1</text:p>
          </table:table-cell>
          <table:table-cell table:style-name="ce11" office:value-type="float" office:value="87.5" calcext:value-type="float">
            <text:p>87,5000</text:p>
          </table:table-cell>
          <table:table-cell table:style-name="ce19" office:value-type="float" office:value="14.5204" calcext:value-type="float">
            <text:p>14,5204</text:p>
          </table:table-cell>
          <table:table-cell table:style-name="ce2" office:value-type="float" office:value="95.0877" calcext:value-type="float">
            <text:p>95,0877</text:p>
          </table:table-cell>
          <table:table-cell table:style-name="ce19" office:value-type="float" office:value="47.4047" calcext:value-type="float">
            <text:p>47,4047</text:p>
          </table:table-cell>
          <table:table-cell table:style-name="ce30" office:value-type="float" office:value="80.8696" calcext:value-type="float">
            <text:p>80,8696</text:p>
          </table:table-cell>
          <table:table-cell table:style-name="ce2" office:value-type="float" office:value="66.3099" calcext:value-type="float">
            <text:p>66,3099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3" office:value-type="string" calcext:value-type="string">
            <text:p>Partición 3-2</text:p>
          </table:table-cell>
          <table:table-cell table:style-name="ce11" office:value-type="float" office:value="76.9231" calcext:value-type="float">
            <text:p>76,9231</text:p>
          </table:table-cell>
          <table:table-cell table:style-name="ce19" office:value-type="float" office:value="14.4097" calcext:value-type="float">
            <text:p>14,4097</text:p>
          </table:table-cell>
          <table:table-cell table:style-name="ce2" office:value-type="float" office:value="92.2535" calcext:value-type="float">
            <text:p>92,2535</text:p>
          </table:table-cell>
          <table:table-cell table:style-name="ce19" office:value-type="float" office:value="46.6747" calcext:value-type="float">
            <text:p>46,6747</text:p>
          </table:table-cell>
          <table:table-cell table:style-name="ce30" office:value-type="float" office:value="80.4348" calcext:value-type="float">
            <text:p>80,4348</text:p>
          </table:table-cell>
          <table:table-cell table:style-name="ce2" office:value-type="float" office:value="66.3237" calcext:value-type="float">
            <text:p>66,3237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3" office:value-type="string" calcext:value-type="string">
            <text:p>Partición 4-1</text:p>
          </table:table-cell>
          <table:table-cell table:style-name="ce11" office:value-type="float" office:value="81.7308" calcext:value-type="float">
            <text:p>81,7308</text:p>
          </table:table-cell>
          <table:table-cell table:style-name="ce19" office:value-type="float" office:value="14.3837" calcext:value-type="float">
            <text:p>14,3837</text:p>
          </table:table-cell>
          <table:table-cell table:style-name="ce2" office:value-type="float" office:value="93.3333" calcext:value-type="float">
            <text:p>93,3333</text:p>
          </table:table-cell>
          <table:table-cell table:style-name="ce19" office:value-type="float" office:value="47.2194" calcext:value-type="float">
            <text:p>47,2194</text:p>
          </table:table-cell>
          <table:table-cell table:style-name="ce30" office:value-type="float" office:value="75.2174" calcext:value-type="float">
            <text:p>75,2174</text:p>
          </table:table-cell>
          <table:table-cell table:style-name="ce2" office:value-type="float" office:value="66.7749" calcext:value-type="float">
            <text:p>66,7749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3" office:value-type="string" calcext:value-type="string">
            <text:p>Partición 4-2</text:p>
          </table:table-cell>
          <table:table-cell table:style-name="ce11" office:value-type="float" office:value="79.8077" calcext:value-type="float">
            <text:p>79,8077</text:p>
          </table:table-cell>
          <table:table-cell table:style-name="ce19" office:value-type="float" office:value="14.5036" calcext:value-type="float">
            <text:p>14,5036</text:p>
          </table:table-cell>
          <table:table-cell table:style-name="ce2" office:value-type="float" office:value="93.662" calcext:value-type="float">
            <text:p>93,6620</text:p>
          </table:table-cell>
          <table:table-cell table:style-name="ce19" office:value-type="float" office:value="46.8756" calcext:value-type="float">
            <text:p>46,8756</text:p>
          </table:table-cell>
          <table:table-cell table:style-name="ce30" office:value-type="float" office:value="80.4348" calcext:value-type="float">
            <text:p>80,4348</text:p>
          </table:table-cell>
          <table:table-cell table:style-name="ce2" office:value-type="float" office:value="66.4382" calcext:value-type="float">
            <text:p>66,4382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3" office:value-type="string" calcext:value-type="string">
            <text:p>Partición 5-1</text:p>
          </table:table-cell>
          <table:table-cell table:style-name="ce11" office:value-type="float" office:value="83.6538" calcext:value-type="float">
            <text:p>83,6538</text:p>
          </table:table-cell>
          <table:table-cell table:style-name="ce19" office:value-type="float" office:value="14.3285" calcext:value-type="float">
            <text:p>14,3285</text:p>
          </table:table-cell>
          <table:table-cell table:style-name="ce2" office:value-type="float" office:value="94.7368" calcext:value-type="float">
            <text:p>94,7368</text:p>
          </table:table-cell>
          <table:table-cell table:style-name="ce19" office:value-type="float" office:value="47.2038" calcext:value-type="float">
            <text:p>47,2038</text:p>
          </table:table-cell>
          <table:table-cell table:style-name="ce30" office:value-type="float" office:value="83.4783" calcext:value-type="float">
            <text:p>83,4783</text:p>
          </table:table-cell>
          <table:table-cell table:style-name="ce2" office:value-type="float" office:value="65.7203" calcext:value-type="float">
            <text:p>65,7203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4" office:value-type="string" calcext:value-type="string">
            <text:p>Partición 5-2</text:p>
          </table:table-cell>
          <table:table-cell table:style-name="ce12" office:value-type="float" office:value="81.7308" calcext:value-type="float">
            <text:p>81,7308</text:p>
          </table:table-cell>
          <table:table-cell table:style-name="ce20" office:value-type="float" office:value="14.2973" calcext:value-type="float">
            <text:p>14,2973</text:p>
          </table:table-cell>
          <table:table-cell table:style-name="ce27" office:value-type="float" office:value="93.662" calcext:value-type="float">
            <text:p>93,6620</text:p>
          </table:table-cell>
          <table:table-cell table:style-name="ce20" office:value-type="float" office:value="46.8812" calcext:value-type="float">
            <text:p>46,8812</text:p>
          </table:table-cell>
          <table:table-cell table:style-name="ce33" office:value-type="float" office:value="79.5652" calcext:value-type="float">
            <text:p>79,5652</text:p>
          </table:table-cell>
          <table:table-cell table:style-name="ce27" office:value-type="float" office:value="66.1662" calcext:value-type="float">
            <text:p>66,1662</text:p>
          </table:table-cell>
          <table:table-cell table:style-name="ce13" table:number-columns-repeated="9"/>
          <table:table-cell table:number-columns-repeated="1007"/>
        </table:table-row>
        <table:table-row table:style-name="ro2">
          <table:table-cell table:style-name="ce6"/>
          <table:table-cell table:style-name="ce5" office:value-type="string" calcext:value-type="string">
            <text:p>Media</text:p>
          </table:table-cell>
          <table:table-cell table:style-name="ce11" table:formula="of:=AVERAGE([.C133:.C142])" office:value-type="float" office:value="81.53847" calcext:value-type="float">
            <text:p>81,5385</text:p>
          </table:table-cell>
          <table:table-cell table:style-name="ce19" table:formula="of:=AVERAGE([.D133:.D142])" office:value-type="float" office:value="14.36929" calcext:value-type="float">
            <text:p>14,3693</text:p>
          </table:table-cell>
          <table:table-cell table:style-name="ce2" table:formula="of:=AVERAGE([.E133:.E142])" office:value-type="float" office:value="93.70805" calcext:value-type="float">
            <text:p>93,7081</text:p>
          </table:table-cell>
          <table:table-cell table:style-name="ce19" table:formula="of:=AVERAGE([.F133:.F142])" office:value-type="float" office:value="46.99849" calcext:value-type="float">
            <text:p>46,9985</text:p>
          </table:table-cell>
          <table:table-cell table:style-name="ce30" table:formula="of:=AVERAGE([.G133:.G142])" office:value-type="float" office:value="79.17393" calcext:value-type="float">
            <text:p>79,1739</text:p>
          </table:table-cell>
          <table:table-cell table:style-name="ce2" table:formula="of:=AVERAGE([.H133:.H142])" office:value-type="float" office:value="66.4348" calcext:value-type="float">
            <text:p>66,4348</text:p>
          </table:table-cell>
          <table:table-cell table:style-name="ce13" table:number-columns-repeated="9"/>
          <table:table-cell table:number-columns-repeated="1007"/>
        </table:table-row>
        <table:table-row table:style-name="ro1" table:number-rows-repeated="3">
          <table:table-cell table:style-name="ce6"/>
          <table:table-cell table:style-name="ce13" table:number-columns-repeated="16"/>
          <table:table-cell table:number-columns-repeated="1007"/>
        </table:table-row>
        <table:table-row table:style-name="ro2">
          <table:table-cell table:style-name="ce6"/>
          <table:table-cell table:style-name="ce13"/>
          <table:table-cell table:style-name="ce21" office:value-type="string" calcext:value-type="string">
            <text:p>Tabla 5.1: Resultados obtenidos por el algoritmo AM-0.1 en el problema del APC</text:p>
          </table:table-cell>
          <table:table-cell table:style-name="ce13" table:number-columns-repeated="14"/>
          <table:table-cell table:number-columns-repeated="1007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Wdbc</text:p>
          </table:table-cell>
          <table:covered-table-cell table:style-name="ce25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 table:style-name="ce13" table:number-columns-repeated="10"/>
          <table:table-cell table:number-columns-repeated="1007"/>
        </table:table-row>
        <table:table-row table:style-name="ro2"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6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11" office:value-type="float" office:value="84.6154" calcext:value-type="float">
            <text:p>84,6154</text:p>
          </table:table-cell>
          <table:table-cell table:style-name="ce19" office:value-type="float" office:value="9.2448" calcext:value-type="float">
            <text:p>9,2448</text:p>
          </table:table-cell>
          <table:table-cell table:style-name="ce2" office:value-type="float" office:value="93.3333" calcext:value-type="float">
            <text:p>93,3333</text:p>
          </table:table-cell>
          <table:table-cell table:style-name="ce19" office:value-type="float" office:value="39.4646" calcext:value-type="float">
            <text:p>39,4646</text:p>
          </table:table-cell>
          <table:table-cell table:style-name="ce30" office:value-type="float" office:value="76.9565" calcext:value-type="float">
            <text:p>76,9565</text:p>
          </table:table-cell>
          <table:table-cell table:style-name="ce2" office:value-type="float" office:value="47.1028" calcext:value-type="float">
            <text:p>47,102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11" office:value-type="float" office:value="75" calcext:value-type="float">
            <text:p>75,0000</text:p>
          </table:table-cell>
          <table:table-cell table:style-name="ce19" office:value-type="float" office:value="9.2136" calcext:value-type="float">
            <text:p>9,2136</text:p>
          </table:table-cell>
          <table:table-cell table:style-name="ce2" office:value-type="float" office:value="94.0141" calcext:value-type="float">
            <text:p>94,0141</text:p>
          </table:table-cell>
          <table:table-cell table:style-name="ce19" office:value-type="float" office:value="39.3695" calcext:value-type="float">
            <text:p>39,3695</text:p>
          </table:table-cell>
          <table:table-cell table:style-name="ce30" office:value-type="float" office:value="74.7826" calcext:value-type="float">
            <text:p>74,7826</text:p>
          </table:table-cell>
          <table:table-cell table:style-name="ce2" office:value-type="float" office:value="47.0861" calcext:value-type="float">
            <text:p>47,0861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11" office:value-type="float" office:value="77.8846" calcext:value-type="float">
            <text:p>77,8846</text:p>
          </table:table-cell>
          <table:table-cell table:style-name="ce19" office:value-type="float" office:value="9.2256" calcext:value-type="float">
            <text:p>9,2256</text:p>
          </table:table-cell>
          <table:table-cell table:style-name="ce2" office:value-type="float" office:value="93.3333" calcext:value-type="float">
            <text:p>93,3333</text:p>
          </table:table-cell>
          <table:table-cell table:style-name="ce19" office:value-type="float" office:value="39.5893" calcext:value-type="float">
            <text:p>39,5893</text:p>
          </table:table-cell>
          <table:table-cell table:style-name="ce30" office:value-type="float" office:value="79.5652" calcext:value-type="float">
            <text:p>79,5652</text:p>
          </table:table-cell>
          <table:table-cell table:style-name="ce2" office:value-type="float" office:value="46.0999" calcext:value-type="float">
            <text:p>46,099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11" office:value-type="float" office:value="81.7308" calcext:value-type="float">
            <text:p>81,7308</text:p>
          </table:table-cell>
          <table:table-cell table:style-name="ce19" office:value-type="float" office:value="9.3042" calcext:value-type="float">
            <text:p>9,3042</text:p>
          </table:table-cell>
          <table:table-cell table:style-name="ce2" office:value-type="float" office:value="93.662" calcext:value-type="float">
            <text:p>93,6620</text:p>
          </table:table-cell>
          <table:table-cell table:style-name="ce19" office:value-type="float" office:value="39.6184" calcext:value-type="float">
            <text:p>39,6184</text:p>
          </table:table-cell>
          <table:table-cell table:style-name="ce30" office:value-type="float" office:value="76.087" calcext:value-type="float">
            <text:p>76,0870</text:p>
          </table:table-cell>
          <table:table-cell table:style-name="ce2" office:value-type="float" office:value="46.5718" calcext:value-type="float">
            <text:p>46,571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11" office:value-type="float" office:value="91.3462" calcext:value-type="float">
            <text:p>91,3462</text:p>
          </table:table-cell>
          <table:table-cell table:style-name="ce19" office:value-type="float" office:value="9.338" calcext:value-type="float">
            <text:p>9,3380</text:p>
          </table:table-cell>
          <table:table-cell table:style-name="ce2" office:value-type="float" office:value="93.6842" calcext:value-type="float">
            <text:p>93,6842</text:p>
          </table:table-cell>
          <table:table-cell table:style-name="ce19" office:value-type="float" office:value="39.7924" calcext:value-type="float">
            <text:p>39,7924</text:p>
          </table:table-cell>
          <table:table-cell table:style-name="ce30" office:value-type="float" office:value="78.6957" calcext:value-type="float">
            <text:p>78,6957</text:p>
          </table:table-cell>
          <table:table-cell table:style-name="ce2" office:value-type="float" office:value="46.3926" calcext:value-type="float">
            <text:p>46,3926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11" office:value-type="float" office:value="77.8846" calcext:value-type="float">
            <text:p>77,8846</text:p>
          </table:table-cell>
          <table:table-cell table:style-name="ce19" office:value-type="float" office:value="9.2898" calcext:value-type="float">
            <text:p>9,2898</text:p>
          </table:table-cell>
          <table:table-cell table:style-name="ce2" office:value-type="float" office:value="93.662" calcext:value-type="float">
            <text:p>93,6620</text:p>
          </table:table-cell>
          <table:table-cell table:style-name="ce19" office:value-type="float" office:value="39.3678" calcext:value-type="float">
            <text:p>39,3678</text:p>
          </table:table-cell>
          <table:table-cell table:style-name="ce30" office:value-type="float" office:value="76.5217" calcext:value-type="float">
            <text:p>76,5217</text:p>
          </table:table-cell>
          <table:table-cell table:style-name="ce2" office:value-type="float" office:value="46.5583" calcext:value-type="float">
            <text:p>46,5583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11" office:value-type="float" office:value="85.5769" calcext:value-type="float">
            <text:p>85,5769</text:p>
          </table:table-cell>
          <table:table-cell table:style-name="ce19" office:value-type="float" office:value="9.2684" calcext:value-type="float">
            <text:p>9,2684</text:p>
          </table:table-cell>
          <table:table-cell table:style-name="ce2" office:value-type="float" office:value="92.2807" calcext:value-type="float">
            <text:p>92,2807</text:p>
          </table:table-cell>
          <table:table-cell table:style-name="ce19" office:value-type="float" office:value="39.7536" calcext:value-type="float">
            <text:p>39,7536</text:p>
          </table:table-cell>
          <table:table-cell table:style-name="ce30" office:value-type="float" office:value="75.6522" calcext:value-type="float">
            <text:p>75,6522</text:p>
          </table:table-cell>
          <table:table-cell table:style-name="ce2" office:value-type="float" office:value="46.7849" calcext:value-type="float">
            <text:p>46,7849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11" office:value-type="float" office:value="80.7692" calcext:value-type="float">
            <text:p>80,7692</text:p>
          </table:table-cell>
          <table:table-cell table:style-name="ce19" office:value-type="float" office:value="9.2262" calcext:value-type="float">
            <text:p>9,2262</text:p>
          </table:table-cell>
          <table:table-cell table:style-name="ce2" office:value-type="float" office:value="92.9577" calcext:value-type="float">
            <text:p>92,9577</text:p>
          </table:table-cell>
          <table:table-cell table:style-name="ce19" office:value-type="float" office:value="39.3684" calcext:value-type="float">
            <text:p>39,3684</text:p>
          </table:table-cell>
          <table:table-cell table:style-name="ce30" office:value-type="float" office:value="78.2609" calcext:value-type="float">
            <text:p>78,2609</text:p>
          </table:table-cell>
          <table:table-cell table:style-name="ce2" office:value-type="float" office:value="46.4618" calcext:value-type="float">
            <text:p>46,461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11" office:value-type="float" office:value="79.8077" calcext:value-type="float">
            <text:p>79,8077</text:p>
          </table:table-cell>
          <table:table-cell table:style-name="ce19" office:value-type="float" office:value="9.2755" calcext:value-type="float">
            <text:p>9,2755</text:p>
          </table:table-cell>
          <table:table-cell table:style-name="ce2" office:value-type="float" office:value="94.7368" calcext:value-type="float">
            <text:p>94,7368</text:p>
          </table:table-cell>
          <table:table-cell table:style-name="ce19" office:value-type="float" office:value="39.7074" calcext:value-type="float">
            <text:p>39,7074</text:p>
          </table:table-cell>
          <table:table-cell table:style-name="ce30" office:value-type="float" office:value="79.1304" calcext:value-type="float">
            <text:p>79,1304</text:p>
          </table:table-cell>
          <table:table-cell table:style-name="ce2" office:value-type="float" office:value="45.9172" calcext:value-type="float">
            <text:p>45,917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Partición 5-2</text:p>
          </table:table-cell>
          <table:table-cell table:style-name="ce12" office:value-type="float" office:value="82.6923" calcext:value-type="float">
            <text:p>82,6923</text:p>
          </table:table-cell>
          <table:table-cell table:style-name="ce20" office:value-type="float" office:value="9.1843" calcext:value-type="float">
            <text:p>9,1843</text:p>
          </table:table-cell>
          <table:table-cell table:style-name="ce27" office:value-type="float" office:value="94.7183" calcext:value-type="float">
            <text:p>94,7183</text:p>
          </table:table-cell>
          <table:table-cell table:style-name="ce20" office:value-type="float" office:value="39.3059" calcext:value-type="float">
            <text:p>39,3059</text:p>
          </table:table-cell>
          <table:table-cell table:style-name="ce33" office:value-type="float" office:value="79.5652" calcext:value-type="float">
            <text:p>79,5652</text:p>
          </table:table-cell>
          <table:table-cell table:style-name="ce27" office:value-type="float" office:value="46.4023" calcext:value-type="float">
            <text:p>46,4023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11" table:formula="of:=AVERAGE([.B150:.B159])" office:value-type="float" office:value="81.73077" calcext:value-type="float">
            <text:p>81,7308</text:p>
          </table:table-cell>
          <table:table-cell table:style-name="ce19" table:formula="of:=AVERAGE([.C150:.C159])" office:value-type="float" office:value="9.25704" calcext:value-type="float">
            <text:p>9,2570</text:p>
          </table:table-cell>
          <table:table-cell table:style-name="ce2" table:formula="of:=AVERAGE([.D150:.D159])" office:value-type="float" office:value="93.63824" calcext:value-type="float">
            <text:p>93,6382</text:p>
          </table:table-cell>
          <table:table-cell table:style-name="ce19" table:formula="of:=AVERAGE([.E150:.E159])" office:value-type="float" office:value="39.53373" calcext:value-type="float">
            <text:p>39,5337</text:p>
          </table:table-cell>
          <table:table-cell table:style-name="ce30" table:formula="of:=AVERAGE([.F150:.F159])" office:value-type="float" office:value="77.52174" calcext:value-type="float">
            <text:p>77,5217</text:p>
          </table:table-cell>
          <table:table-cell table:style-name="ce2" table:formula="of:=AVERAGE([.G150:.G159])" office:value-type="float" office:value="46.53777" calcext:value-type="float">
            <text:p>46,5378</text:p>
          </table:table-cell>
          <table:table-cell table:style-name="ce13" table:number-columns-repeated="10"/>
          <table:table-cell table:number-columns-repeated="1007"/>
        </table:table-row>
        <table:table-row table:style-name="ro1" table:number-rows-repeated="3">
          <table:table-cell table:style-name="ce6"/>
          <table:table-cell table:style-name="ce13" table:number-columns-repeated="16"/>
          <table:table-cell table:number-columns-repeated="1007"/>
        </table:table-row>
        <table:table-row table:style-name="ro2">
          <table:table-cell table:style-name="ce6"/>
          <table:table-cell table:style-name="ce13"/>
          <table:table-cell table:style-name="ce21" office:value-type="string" calcext:value-type="string">
            <text:p>Tabla 5.1: Resultados obtenidos por el algoritmo AM-0.1mej en el problema del APC</text:p>
          </table:table-cell>
          <table:table-cell table:style-name="ce13" table:number-columns-repeated="14"/>
          <table:table-cell table:number-columns-repeated="1007"/>
        </table:table-row>
        <table:table-row table:style-name="ro2">
          <table:table-cell table:style-name="ce2" table:number-columns-spanned="1" table:number-rows-spanned="2"/>
          <table:table-cell table:style-name="ce15" office:value-type="string" calcext:value-type="string" table:number-columns-spanned="2" table:number-rows-spanned="1">
            <text:p>Sonar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Wdbc</text:p>
          </table:table-cell>
          <table:covered-table-cell table:style-name="ce25"/>
          <table:table-cell table:style-name="ce32" office:value-type="string" calcext:value-type="string" table:number-columns-spanned="2" table:number-rows-spanned="1">
            <text:p>Spambase</text:p>
          </table:table-cell>
          <table:covered-table-cell table:style-name="ce34"/>
          <table:table-cell table:style-name="ce13" table:number-columns-repeated="10"/>
          <table:table-cell table:number-columns-repeated="1007"/>
        </table:table-row>
        <table:table-row table:style-name="ro2">
          <table:covered-table-cell table:style-name="ce2"/>
          <table:table-cell table:style-name="ce10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6" office:value-type="string" calcext:value-type="string">
            <text:p>%_clas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%_clas</text:p>
          </table:table-cell>
          <table:table-cell table:style-name="ce35" office:value-type="string" calcext:value-type="string">
            <text:p>T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11" office:value-type="float" office:value="84.6154" calcext:value-type="float">
            <text:p>84,6154</text:p>
          </table:table-cell>
          <table:table-cell table:style-name="ce19" office:value-type="float" office:value="9.2432" calcext:value-type="float">
            <text:p>9,2432</text:p>
          </table:table-cell>
          <table:table-cell table:style-name="ce2" office:value-type="float" office:value="91.9298" calcext:value-type="float">
            <text:p>91,9298</text:p>
          </table:table-cell>
          <table:table-cell table:style-name="ce19" office:value-type="float" office:value="39.557" calcext:value-type="float">
            <text:p>39,5570</text:p>
          </table:table-cell>
          <table:table-cell table:style-name="ce30" office:value-type="float" office:value="76.5217" calcext:value-type="float">
            <text:p>76,5217</text:p>
          </table:table-cell>
          <table:table-cell table:style-name="ce2" office:value-type="float" office:value="46.7848" calcext:value-type="float">
            <text:p>46,784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11" office:value-type="float" office:value="76.9231" calcext:value-type="float">
            <text:p>76,9231</text:p>
          </table:table-cell>
          <table:table-cell table:style-name="ce19" office:value-type="float" office:value="9.2291" calcext:value-type="float">
            <text:p>9,2291</text:p>
          </table:table-cell>
          <table:table-cell table:style-name="ce2" office:value-type="float" office:value="91.5493" calcext:value-type="float">
            <text:p>91,5493</text:p>
          </table:table-cell>
          <table:table-cell table:style-name="ce19" office:value-type="float" office:value="39.484" calcext:value-type="float">
            <text:p>39,4840</text:p>
          </table:table-cell>
          <table:table-cell table:style-name="ce30" office:value-type="float" office:value="74.7826" calcext:value-type="float">
            <text:p>74,7826</text:p>
          </table:table-cell>
          <table:table-cell table:style-name="ce2" office:value-type="float" office:value="46.9261" calcext:value-type="float">
            <text:p>46,9261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11" office:value-type="float" office:value="80.7692" calcext:value-type="float">
            <text:p>80,7692</text:p>
          </table:table-cell>
          <table:table-cell table:style-name="ce19" office:value-type="float" office:value="9.23" calcext:value-type="float">
            <text:p>9,2300</text:p>
          </table:table-cell>
          <table:table-cell table:style-name="ce2" office:value-type="float" office:value="92.6316" calcext:value-type="float">
            <text:p>92,6316</text:p>
          </table:table-cell>
          <table:table-cell table:style-name="ce19" office:value-type="float" office:value="39.535" calcext:value-type="float">
            <text:p>39,5350</text:p>
          </table:table-cell>
          <table:table-cell table:style-name="ce30" office:value-type="float" office:value="75.6522" calcext:value-type="float">
            <text:p>75,6522</text:p>
          </table:table-cell>
          <table:table-cell table:style-name="ce2" office:value-type="float" office:value="46.2066" calcext:value-type="float">
            <text:p>46,2066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11" office:value-type="float" office:value="82.6923" calcext:value-type="float">
            <text:p>82,6923</text:p>
          </table:table-cell>
          <table:table-cell table:style-name="ce19" office:value-type="float" office:value="9.2482" calcext:value-type="float">
            <text:p>9,2482</text:p>
          </table:table-cell>
          <table:table-cell table:style-name="ce2" office:value-type="float" office:value="95.0704" calcext:value-type="float">
            <text:p>95,0704</text:p>
          </table:table-cell>
          <table:table-cell table:style-name="ce19" office:value-type="float" office:value="39.569" calcext:value-type="float">
            <text:p>39,5690</text:p>
          </table:table-cell>
          <table:table-cell table:style-name="ce30" office:value-type="float" office:value="81.7391" calcext:value-type="float">
            <text:p>81,7391</text:p>
          </table:table-cell>
          <table:table-cell table:style-name="ce2" office:value-type="float" office:value="46.4188" calcext:value-type="float">
            <text:p>46,418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11" office:value-type="float" office:value="90.3846" calcext:value-type="float">
            <text:p>90,3846</text:p>
          </table:table-cell>
          <table:table-cell table:style-name="ce19" office:value-type="float" office:value="9.2705" calcext:value-type="float">
            <text:p>9,2705</text:p>
          </table:table-cell>
          <table:table-cell table:style-name="ce2" office:value-type="float" office:value="93.3333" calcext:value-type="float">
            <text:p>93,3333</text:p>
          </table:table-cell>
          <table:table-cell table:style-name="ce19" office:value-type="float" office:value="39.963" calcext:value-type="float">
            <text:p>39,9630</text:p>
          </table:table-cell>
          <table:table-cell table:style-name="ce30" office:value-type="float" office:value="76.5217" calcext:value-type="float">
            <text:p>76,5217</text:p>
          </table:table-cell>
          <table:table-cell table:style-name="ce2" office:value-type="float" office:value="46.3816" calcext:value-type="float">
            <text:p>46,3816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11" office:value-type="float" office:value="79.8077" calcext:value-type="float">
            <text:p>79,8077</text:p>
          </table:table-cell>
          <table:table-cell table:style-name="ce19" office:value-type="float" office:value="9.2928" calcext:value-type="float">
            <text:p>9,2928</text:p>
          </table:table-cell>
          <table:table-cell table:style-name="ce2" office:value-type="float" office:value="95.0704" calcext:value-type="float">
            <text:p>95,0704</text:p>
          </table:table-cell>
          <table:table-cell table:style-name="ce19" office:value-type="float" office:value="39.337" calcext:value-type="float">
            <text:p>39,3370</text:p>
          </table:table-cell>
          <table:table-cell table:style-name="ce30" office:value-type="float" office:value="79.5652" calcext:value-type="float">
            <text:p>79,5652</text:p>
          </table:table-cell>
          <table:table-cell table:style-name="ce2" office:value-type="float" office:value="46.3662" calcext:value-type="float">
            <text:p>46,366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11" office:value-type="float" office:value="84.6154" calcext:value-type="float">
            <text:p>84,6154</text:p>
          </table:table-cell>
          <table:table-cell table:style-name="ce19" office:value-type="float" office:value="9.2291" calcext:value-type="float">
            <text:p>9,2291</text:p>
          </table:table-cell>
          <table:table-cell table:style-name="ce2" office:value-type="float" office:value="92.9825" calcext:value-type="float">
            <text:p>92,9825</text:p>
          </table:table-cell>
          <table:table-cell table:style-name="ce19" office:value-type="float" office:value="39.892" calcext:value-type="float">
            <text:p>39,8920</text:p>
          </table:table-cell>
          <table:table-cell table:style-name="ce30" office:value-type="float" office:value="75.2174" calcext:value-type="float">
            <text:p>75,2174</text:p>
          </table:table-cell>
          <table:table-cell table:style-name="ce2" office:value-type="float" office:value="46.5992" calcext:value-type="float">
            <text:p>46,599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11" office:value-type="float" office:value="83.6538" calcext:value-type="float">
            <text:p>83,6538</text:p>
          </table:table-cell>
          <table:table-cell table:style-name="ce19" office:value-type="float" office:value="9.2672" calcext:value-type="float">
            <text:p>9,2672</text:p>
          </table:table-cell>
          <table:table-cell table:style-name="ce2" office:value-type="float" office:value="95.0704" calcext:value-type="float">
            <text:p>95,0704</text:p>
          </table:table-cell>
          <table:table-cell table:style-name="ce19" office:value-type="float" office:value="39.501" calcext:value-type="float">
            <text:p>39,5010</text:p>
          </table:table-cell>
          <table:table-cell table:style-name="ce30" office:value-type="float" office:value="79.1304" calcext:value-type="float">
            <text:p>79,1304</text:p>
          </table:table-cell>
          <table:table-cell table:style-name="ce2" office:value-type="float" office:value="46.4398" calcext:value-type="float">
            <text:p>46,4398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11" office:value-type="float" office:value="72.1154" calcext:value-type="float">
            <text:p>72,1154</text:p>
          </table:table-cell>
          <table:table-cell table:style-name="ce19" office:value-type="float" office:value="9.1295" calcext:value-type="float">
            <text:p>9,1295</text:p>
          </table:table-cell>
          <table:table-cell table:style-name="ce2" office:value-type="float" office:value="94.7368" calcext:value-type="float">
            <text:p>94,7368</text:p>
          </table:table-cell>
          <table:table-cell table:style-name="ce19" office:value-type="float" office:value="39.68" calcext:value-type="float">
            <text:p>39,6800</text:p>
          </table:table-cell>
          <table:table-cell table:style-name="ce30" office:value-type="float" office:value="81.7391" calcext:value-type="float">
            <text:p>81,7391</text:p>
          </table:table-cell>
          <table:table-cell table:style-name="ce2" office:value-type="float" office:value="46.0196" calcext:value-type="float">
            <text:p>46,0196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Partición 5-2</text:p>
          </table:table-cell>
          <table:table-cell table:style-name="ce12" office:value-type="float" office:value="80.7692" calcext:value-type="float">
            <text:p>80,7692</text:p>
          </table:table-cell>
          <table:table-cell table:style-name="ce20" office:value-type="float" office:value="9.2413" calcext:value-type="float">
            <text:p>9,2413</text:p>
          </table:table-cell>
          <table:table-cell table:style-name="ce27" office:value-type="float" office:value="93.3099" calcext:value-type="float">
            <text:p>93,3099</text:p>
          </table:table-cell>
          <table:table-cell table:style-name="ce20" office:value-type="float" office:value="39.49" calcext:value-type="float">
            <text:p>39,4900</text:p>
          </table:table-cell>
          <table:table-cell table:style-name="ce33" office:value-type="float" office:value="80.4348" calcext:value-type="float">
            <text:p>80,4348</text:p>
          </table:table-cell>
          <table:table-cell table:style-name="ce27" office:value-type="float" office:value="46.4262" calcext:value-type="float">
            <text:p>46,4262</text:p>
          </table:table-cell>
          <table:table-cell table:style-name="ce13" table:number-columns-repeated="10"/>
          <table:table-cell table:number-columns-repeated="100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11" table:formula="of:=AVERAGE([.B167:.B176])" office:value-type="float" office:value="81.63461" calcext:value-type="float">
            <text:p>81,6346</text:p>
          </table:table-cell>
          <table:table-cell table:style-name="ce19" table:formula="of:=AVERAGE([.C167:.C176])" office:value-type="float" office:value="9.23809" calcext:value-type="float">
            <text:p>9,2381</text:p>
          </table:table-cell>
          <table:table-cell table:style-name="ce2" table:formula="of:=AVERAGE([.D167:.D176])" office:value-type="float" office:value="93.56844" calcext:value-type="float">
            <text:p>93,5684</text:p>
          </table:table-cell>
          <table:table-cell table:style-name="ce19" table:formula="of:=AVERAGE([.E167:.E176])" office:value-type="float" office:value="39.6008" calcext:value-type="float">
            <text:p>39,6008</text:p>
          </table:table-cell>
          <table:table-cell table:style-name="ce30" table:formula="of:=AVERAGE([.F167:.F176])" office:value-type="float" office:value="78.13042" calcext:value-type="float">
            <text:p>78,1304</text:p>
          </table:table-cell>
          <table:table-cell table:style-name="ce2" table:formula="of:=AVERAGE([.G167:.G176])" office:value-type="float" office:value="46.45689" calcext:value-type="float">
            <text:p>46,4569</text:p>
          </table:table-cell>
          <table:table-cell table:style-name="ce13" table:number-columns-repeated="10"/>
          <table:table-cell table:number-columns-repeated="1007"/>
        </table:table-row>
        <table:table-row table:style-name="ro1" table:number-rows-repeated="343">
          <table:table-cell table:style-name="ce6"/>
          <table:table-cell table:style-name="ce13" table:number-columns-repeated="16"/>
          <table:table-cell table:number-columns-repeated="1007"/>
        </table:table-row>
        <table:table-row table:style-name="ro4" table:number-rows-repeated="10480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í</number:text>
    </number:number-style>
    <number:number-style style:name="N119P1" style:volatile="true">
      <number:text>Sí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vado</number:text>
    </number:number-style>
    <number:number-style style:name="N121P1" style:volatile="true">
      <number:text>Activado</number:text>
    </number:number-style>
    <number:number-style style:name="N121">
      <number:text>Desactivad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number:number-style style:name="N123">
      <number:number number:decimal-places="4" number:min-integer-digits="1"/>
    </number:number-style>
    <number:number-style style:name="N124">
      <number:number number:decimal-places="6" number:min-integer-digits="1"/>
    </number:number-style>
    <number:number-style style:name="N126">
      <number:number number:decimal-places="5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C_20_2015-16" style:display-name="PageStyle_SC 2015-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0:11:28</meta:creation-date>
    <dc:date>2017-04-17T19:55:04.991751000</dc:date>
    <meta:editing-duration>PT14M51S</meta:editing-duration>
    <meta:editing-cycles>4</meta:editing-cycles>
    <meta:generator>LibreOffice/4.3.5.2$MacOSX_X86_64 LibreOffice_project/3a87456aaa6a95c63eea1c1b3201acedf0751bd5</meta:generator>
    <meta:document-statistic meta:table-count="1" meta:cell-count="950" meta:object-count="0"/>
  </office:meta>
</office:document-meta>
</file>